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B0000000C71895D159965C9A39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Times New Roman1" svg:font-family="'Times New Roman'" style:font-adornments="Обычный" style:font-family-generic="roman"/>
    <style:font-face style:name="Times new roman" svg:font-family="'Times new roman'" style:font-family-generic="roman"/>
    <style:font-face style:name="Lucida Sans1" svg:font-family="'Lucida Sans'" style:font-family-generic="swiss"/>
    <style:font-face style:name="Liberation Mono2" svg:font-family="'Liberation Mono'" style:font-family-generic="modern" style:font-pitch="fixed"/>
    <style:font-face style:name="Liberation Mono1" svg:font-family="'Liberation Mono'" style:font-adornments="Жирный" style:font-family-generic="modern" style:font-pitch="fixed"/>
    <style:font-face style:name="Liberation Mono" svg:font-family="'Liberation Mono'" style:font-adornments="Обычный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1" style:family="table" style:master-page-name="First_20_Page">
      <style:table-properties style:width="16.484cm" fo:margin-left="0cm" fo:margin-top="0cm" fo:margin-bottom="0cm" style:page-number="auto" table:align="left" style:writing-mode="lr-tb"/>
    </style:style>
    <style:style style:name="Таблица1.A" style:family="table-column">
      <style:table-column-properties style:column-width="2.443cm"/>
    </style:style>
    <style:style style:name="Таблица1.B" style:family="table-column">
      <style:table-column-properties style:column-width="14.04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9cm" fo:padding-right="0.191cm" fo:padding-top="0cm" fo:padding-bottom="0cm" fo:border="0.5pt solid #000000"/>
    </style:style>
    <style:style style:name="Таблица2" style:family="table">
      <style:table-properties style:width="16.501cm" style:rel-width="100%" table:align="left" style:writing-mode="lr-tb"/>
    </style:style>
    <style:style style:name="Таблица2.A" style:family="table-column">
      <style:table-column-properties style:column-width="0.99cm" style:rel-column-width="561*"/>
    </style:style>
    <style:style style:name="Таблица2.B" style:family="table-column">
      <style:table-column-properties style:column-width="15.512cm" style:rel-column-width="8794*"/>
    </style:style>
    <style:style style:name="Таблица2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Таблица2.B1" style:family="table-cell">
      <style:table-cell-properties style:vertical-align="middle" fo:padding="0.049cm" fo:border="0.05pt solid #000000"/>
    </style:style>
    <style:style style:name="Таблица3" style:family="table">
      <style:table-properties style:width="16.501cm" table:align="margins" fo:background-color="transparent" style:writing-mode="lr-tb">
        <style:background-image/>
      </style:table-properties>
    </style:style>
    <style:style style:name="Таблица3.A" style:family="table-column">
      <style:table-column-properties style:column-width="1.002cm" style:rel-column-width="3979*"/>
    </style:style>
    <style:style style:name="Таблица3.B" style:family="table-column">
      <style:table-column-properties style:column-width="6.943cm" style:rel-column-width="27572*"/>
    </style:style>
    <style:style style:name="Таблица3.C" style:family="table-column">
      <style:table-column-properties style:column-width="5.256cm" style:rel-column-width="20876*"/>
    </style:style>
    <style:style style:name="Таблица3.D" style:family="table-column">
      <style:table-column-properties style:column-width="3.3cm" style:rel-column-width="13108*"/>
    </style:style>
    <style:style style:name="Таблица3.1" style:family="table-row">
      <style:table-row-properties fo:background-color="transparent">
        <style:background-image/>
      </style:table-row-properties>
    </style:style>
    <style:style style:name="Таблица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3.D1" style:family="table-cell">
      <style:table-cell-properties fo:padding="0.049cm" fo:border="0.05pt solid #000000" style:writing-mode="page"/>
    </style:style>
    <style:style style:name="Таблица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3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4" style:family="table">
      <style:table-properties style:width="16.501cm" table:align="margins" fo:keep-with-next="always" style:writing-mode="lr-tb"/>
    </style:style>
    <style:style style:name="Таблица4.A" style:family="table-column">
      <style:table-column-properties style:column-width="3.3cm" style:rel-column-width="13107*"/>
    </style:style>
    <style:style style:name="Таблица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4.D1" style:family="table-cell">
      <style:table-cell-properties fo:padding="0.049cm" fo:border="0.05pt solid #000000" style:writing-mode="page"/>
    </style:style>
    <style:style style:name="Таблица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4.E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5" style:family="table">
      <style:table-properties style:width="16.501cm" table:align="margins" fo:keep-with-next="always" style:writing-mode="lr-tb"/>
    </style:style>
    <style:style style:name="Таблица5.A" style:family="table-column">
      <style:table-column-properties style:column-width="5.5cm" style:rel-column-width="21845*"/>
    </style:style>
    <style:style style:name="Таблица5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5.C1" style:family="table-cell">
      <style:table-cell-properties fo:padding="0.049cm" fo:border="0.05pt solid #000000" style:writing-mode="page"/>
    </style:style>
    <style:style style:name="Таблица5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5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6" style:family="table">
      <style:table-properties style:width="16.501cm" table:align="margins" fo:keep-with-next="always" style:writing-mode="lr-tb"/>
    </style:style>
    <style:style style:name="Таблица6.A" style:family="table-column">
      <style:table-column-properties style:column-width="4.126cm" style:rel-column-width="16383*"/>
    </style:style>
    <style:style style:name="Таблица6.D" style:family="table-column">
      <style:table-column-properties style:column-width="4.126cm" style:rel-column-width="16386*"/>
    </style:style>
    <style:style style:name="Таблица6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6.D1" style:family="table-cell">
      <style:table-cell-properties fo:padding="0.049cm" fo:border="0.05pt solid #000000" style:writing-mode="page"/>
    </style:style>
    <style:style style:name="Таблица6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6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style:font-name="Times New Roman" fo:language="ru" fo:country="RU" fo:font-weight="bold" style:font-name-asian="Times New Roman3" style:font-weight-asian="bold" style:font-name-complex="Times New Roman3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style:font-name="Times New Roman" fo:language="ru" fo:country="RU" fo:font-style="italic" officeooo:rsid="0019e290" officeooo:paragraph-rsid="0019e290" style:font-name-asian="Times New Roman3" style:font-style-asian="italic" style:font-name-complex="Times New Roman3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language="ru" fo:country="RU" fo:font-weight="bold" style:font-name-asian="Times New Roman3" style:font-size-asian="12pt" style:font-weight-asian="bold" style:font-name-complex="Times New Roman3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language="ru" fo:country="RU" style:font-name-asian="Times New Roman3" style:font-size-asian="12pt" style:font-name-complex="Times New Roman3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language="ru" fo:country="RU" fo:font-style="italic" style:font-name-asian="Times New Roman3" style:font-size-asian="12pt" style:font-style-asian="italic" style:font-name-complex="Times New Roman3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style:font-name-asian="Times New Roman3" style:font-size-asian="14pt" style:font-name-complex="Times New Roman3" style:font-size-complex="14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language="ru" fo:country="RU" style:font-name-asian="Times New Roman3" style:font-size-asian="14pt" style:font-name-complex="Times New Roman3" style:font-size-complex="14pt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rsid="0019e290" style:font-name-asian="Times New Roman3" style:font-size-asian="14pt" style:font-name-complex="Times New Roman3" style:font-size-complex="14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rsid="005116d1" officeooo:paragraph-rsid="005116d1" style:font-name-asian="Times New Roman3" style:font-size-asian="14pt" style:font-name-complex="Times New Roman3" style:font-size-complex="14pt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language="ru" fo:country="RU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language="ru" fo:country="RU"/>
    </style:style>
    <style:style style:name="P13" style:family="paragraph" style:parent-style-name="Standard">
      <loext:graphic-properties draw:fill-gradient-name="gradient" draw:fill-hatch-name="hatch"/>
      <style:paragraph-properties fo:margin-top="0cm" fo:margin-bottom="0cm" loext:contextual-spacing="false" fo:line-height="150%"/>
      <style:text-properties fo:language="ru" fo:country="RU" officeooo:rsid="005218f5" officeooo:paragraph-rsid="005218f5"/>
    </style:style>
    <style:style style:name="P14" style:family="paragraph" style:parent-style-name="Standard">
      <loext:graphic-properties draw:fill-gradient-name="gradient" draw:fill-hatch-name="hatch"/>
      <style:paragraph-properties fo:margin-top="0cm" fo:margin-bottom="0cm" loext:contextual-spacing="false" fo:line-height="150%"/>
      <style:text-properties fo:language="ru" fo:country="RU" fo:font-weight="bold" officeooo:rsid="005218f5" officeooo:paragraph-rsid="005218f5" style:font-weight-asian="bold" style:font-weight-complex="bold"/>
    </style:style>
    <style:style style:name="P15" style:family="paragraph" style:parent-style-name="Standard">
      <loext:graphic-properties draw:fill-gradient-name="gradient" draw:fill-hatch-name="hatch"/>
      <style:paragraph-properties fo:margin-top="0cm" fo:margin-bottom="0cm" loext:contextual-spacing="false" fo:line-height="150%"/>
      <style:text-properties fo:language="ru" fo:country="RU" fo:font-weight="bold" officeooo:rsid="0052daa9" officeooo:paragraph-rsid="0052daa9" style:font-weight-asian="bold" style:font-weight-complex="bold"/>
    </style:style>
    <style:style style:name="P16" style:family="paragraph" style:parent-style-name="Standard">
      <loext:graphic-properties draw:fill-gradient-name="gradient" draw:fill-hatch-name="hatch"/>
      <style:paragraph-properties fo:margin-top="0cm" fo:margin-bottom="0cm" loext:contextual-spacing="false" fo:line-height="150%"/>
      <style:text-properties fo:language="ru" fo:country="RU" officeooo:rsid="005542a9" officeooo:paragraph-rsid="005542a9"/>
    </style:style>
    <style:style style:name="P17" style:family="paragraph" style:parent-style-name="Standard">
      <loext:graphic-properties draw:fill-gradient-name="gradient" draw:fill-hatch-name="hatch"/>
      <style:paragraph-properties fo:margin-top="0cm" fo:margin-bottom="0cm" loext:contextual-spacing="false" fo:line-height="150%"/>
      <style:text-properties fo:language="ru" fo:country="RU" officeooo:rsid="003a3ae8" officeooo:paragraph-rsid="003a3ae8"/>
    </style:style>
    <style:style style:name="P18" style:family="paragraph" style:parent-style-name="Standard">
      <loext:graphic-properties draw:fill-gradient-name="gradient" draw:fill-hatch-name="hatch"/>
      <style:paragraph-properties fo:margin-top="0cm" fo:margin-bottom="0cm" loext:contextual-spacing="false" fo:line-height="150%"/>
      <style:text-properties officeooo:paragraph-rsid="0044c6da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5116d1"/>
    </style:style>
    <style:style style:name="P20" style:family="paragraph" style:parent-style-name="Standard">
      <loext:graphic-properties draw:fill-gradient-name="gradient" draw:fill-hatch-name="hatch"/>
      <style:paragraph-properties fo:margin-top="0cm" fo:margin-bottom="0cm" loext:contextual-spacing="false" fo:line-height="150%"/>
      <style:text-properties officeooo:rsid="005b7591" officeooo:paragraph-rsid="005b7591"/>
    </style:style>
    <style:style style:name="P21" style:family="paragraph" style:parent-style-name="Standard">
      <loext:graphic-properties draw:fill-hatch-name="hatch"/>
      <style:paragraph-properties fo:margin-top="0cm" fo:margin-bottom="0cm" loext:contextual-spacing="false" fo:line-height="100%"/>
      <style:text-properties officeooo:rsid="005b7591" officeooo:paragraph-rsid="005b7591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" fo:font-size="6pt" fo:language="ru" fo:country="RU" style:font-name-asian="Times New Roman3" style:font-size-asian="6pt" style:font-name-complex="Times New Roman3" style:font-size-complex="14pt" style:font-weight-complex="bold"/>
    </style:style>
    <style:style style:name="P23" style:family="paragraph" style:parent-style-name="Table_20_Contents">
      <loext:graphic-properties draw:fill-hatch-name="hatch"/>
      <style:paragraph-properties fo:margin-top="0cm" fo:margin-bottom="0cm" loext:contextual-spacing="false" fo:line-height="100%"/>
      <style:text-properties officeooo:rsid="0044c6da" officeooo:paragraph-rsid="0044c6da"/>
    </style:style>
    <style:style style:name="P24" style:family="paragraph" style:parent-style-name="Standard">
      <style:paragraph-properties fo:margin-left="0cm" fo:margin-right="-0.004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2pt" fo:language="ru" fo:country="RU" fo:font-weight="bold" style:font-name-asian="Times New Roman3" style:font-size-asian="12pt" style:font-weight-asian="bold" style:font-name-complex="Times New Roman3"/>
    </style:style>
    <style:style style:name="P25" style:family="paragraph" style:parent-style-name="Standard">
      <style:paragraph-properties fo:margin-left="0.635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4pt" fo:language="ru" fo:country="RU" style:font-name-asian="Times New Roman3" style:font-size-asian="14pt" style:font-name-complex="Times New Roman3" style:font-size-complex="14pt" style:font-weight-complex="bold"/>
    </style:style>
    <style:style style:name="P26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8" style:family="paragraph" style:parent-style-name="Heading_20_1">
      <style:text-properties fo:language="ru" fo:country="RU" officeooo:rsid="0037936c" officeooo:paragraph-rsid="0037936c"/>
    </style:style>
    <style:style style:name="P29" style:family="paragraph" style:parent-style-name="Heading_20_1">
      <style:text-properties fo:language="ru" fo:country="RU" officeooo:rsid="0037ce7f" officeooo:paragraph-rsid="0037ce7f"/>
    </style:style>
    <style:style style:name="P30" style:family="paragraph" style:parent-style-name="Heading_20_1">
      <style:text-properties fo:language="ru" fo:country="RU" officeooo:rsid="004ce6d4" officeooo:paragraph-rsid="004ce6d4"/>
    </style:style>
    <style:style style:name="P31" style:family="paragraph" style:parent-style-name="Heading_20_1">
      <style:text-properties officeooo:rsid="003f8d66" officeooo:paragraph-rsid="003f8d66"/>
    </style:style>
    <style:style style:name="P32" style:family="paragraph" style:parent-style-name="Heading_20_1">
      <style:text-properties officeooo:rsid="0042b454" officeooo:paragraph-rsid="0042b454"/>
    </style:style>
    <style:style style:name="P33" style:family="paragraph" style:parent-style-name="Heading_20_1">
      <style:text-properties officeooo:rsid="0046cb90" officeooo:paragraph-rsid="0046cb90"/>
    </style:style>
    <style:style style:name="P34" style:family="paragraph" style:parent-style-name="Heading_20_2">
      <style:text-properties fo:language="ru" fo:country="RU" officeooo:rsid="0037ce7f" officeooo:paragraph-rsid="0037ce7f"/>
    </style:style>
    <style:style style:name="P35" style:family="paragraph" style:parent-style-name="Heading_20_2">
      <style:text-properties fo:language="ru" fo:country="RU" officeooo:rsid="0039841b" officeooo:paragraph-rsid="0039841b"/>
    </style:style>
    <style:style style:name="P36" style:family="paragraph" style:parent-style-name="Heading_20_2">
      <style:text-properties fo:language="ru" fo:country="RU" officeooo:rsid="003a3ae8" officeooo:paragraph-rsid="003a3ae8"/>
    </style:style>
    <style:style style:name="P37" style:family="paragraph" style:parent-style-name="Heading_20_2">
      <style:text-properties fo:language="ru" fo:country="RU" officeooo:rsid="003bea78" officeooo:paragraph-rsid="003bea78"/>
    </style:style>
    <style:style style:name="P38" style:family="paragraph" style:parent-style-name="Heading_20_2">
      <style:text-properties officeooo:rsid="0046cb90" officeooo:paragraph-rsid="0046cb90"/>
    </style:style>
    <style:style style:name="P39" style:family="paragraph" style:parent-style-name="Heading_20_2">
      <style:text-properties officeooo:rsid="005542a9" officeooo:paragraph-rsid="005542a9"/>
    </style:style>
    <style:style style:name="P40" style:family="paragraph" style:parent-style-name="Heading_20_2">
      <style:text-properties officeooo:rsid="005bc03a" officeooo:paragraph-rsid="005bc03a"/>
    </style:style>
    <style:style style:name="P41" style:family="paragraph" style:parent-style-name="Standard">
      <style:text-properties fo:language="ru" fo:country="RU" officeooo:rsid="003bea78" officeooo:paragraph-rsid="003bea78"/>
    </style:style>
    <style:style style:name="P42" style:family="paragraph" style:parent-style-name="Standard">
      <style:text-properties fo:language="ru" fo:country="RU" fo:font-weight="normal" officeooo:rsid="00480c6c" officeooo:paragraph-rsid="0046cb90" style:font-weight-asian="normal" style:font-weight-complex="normal"/>
    </style:style>
    <style:style style:name="P43" style:family="paragraph" style:parent-style-name="Standard">
      <style:text-properties officeooo:rsid="0046cb90" officeooo:paragraph-rsid="0046cb90"/>
    </style:style>
    <style:style style:name="P44" style:family="paragraph" style:parent-style-name="Standard">
      <style:text-properties officeooo:rsid="0046cb90" officeooo:paragraph-rsid="00480c6c"/>
    </style:style>
    <style:style style:name="P45" style:family="paragraph" style:parent-style-name="Standard">
      <style:text-properties officeooo:rsid="0040523e" officeooo:paragraph-rsid="0040523e"/>
    </style:style>
    <style:style style:name="P46" style:family="paragraph" style:parent-style-name="Standard">
      <style:text-properties officeooo:rsid="0042b454" officeooo:paragraph-rsid="005b7591"/>
    </style:style>
    <style:style style:name="P47" style:family="paragraph" style:parent-style-name="Standard">
      <style:text-properties style:font-name="Times new roman" fo:font-size="12pt" style:font-size-asian="12pt" style:font-size-complex="12pt"/>
    </style:style>
    <style:style style:name="P48" style:family="paragraph" style:parent-style-name="Standard">
      <style:text-properties officeooo:rsid="005d3c28" officeooo:paragraph-rsid="005d3c28"/>
    </style:style>
    <style:style style:name="P49" style:family="paragraph" style:parent-style-name="Table_20_Contents">
      <loext:graphic-properties draw:fill-hatch-name="hatch"/>
      <style:paragraph-properties fo:line-height="100%" fo:text-align="center" style:justify-single-word="false"/>
    </style:style>
    <style:style style:name="P50" style:family="paragraph" style:parent-style-name="Table_20_Contents">
      <loext:graphic-properties draw:fill-hatch-name="hatch"/>
      <style:paragraph-properties fo:line-height="100%" fo:text-align="center" style:justify-single-word="false"/>
      <style:text-properties officeooo:paragraph-rsid="0044c6da"/>
    </style:style>
    <style:style style:name="P51" style:family="paragraph" style:parent-style-name="Table_20_Contents">
      <style:paragraph-properties fo:text-align="center" style:justify-single-word="false"/>
      <style:text-properties officeooo:rsid="0044c6da" officeooo:paragraph-rsid="0044c6da"/>
    </style:style>
    <style:style style:name="P52" style:family="paragraph" style:parent-style-name="Table_20_Contents">
      <style:paragraph-properties fo:text-align="justify" style:justify-single-word="false"/>
      <style:text-properties officeooo:rsid="0044c6da" officeooo:paragraph-rsid="0044c6da"/>
    </style:style>
    <style:style style:name="P53" style:family="paragraph" style:parent-style-name="Table_20_Contents">
      <loext:graphic-properties draw:fill-hatch-name="hatch"/>
      <style:paragraph-properties fo:line-height="100%"/>
      <style:text-properties officeooo:rsid="0044c6da" officeooo:paragraph-rsid="0044c6da"/>
    </style:style>
    <style:style style:name="P54" style:family="paragraph" style:parent-style-name="Table_20_Contents">
      <loext:graphic-properties draw:fill-hatch-name="hatch"/>
      <style:paragraph-properties fo:line-height="100%" fo:text-align="center" style:justify-single-word="false"/>
      <style:text-properties officeooo:rsid="0044c6da" officeooo:paragraph-rsid="0044c6da"/>
    </style:style>
    <style:style style:name="P55" style:family="paragraph" style:parent-style-name="Table_20_Contents">
      <loext:graphic-properties draw:fill-hatch-name="hatch"/>
      <style:paragraph-properties fo:text-align="center" style:justify-single-word="false"/>
    </style:style>
    <style:style style:name="P56" style:family="paragraph" style:parent-style-name="Table_20_Contents">
      <loext:graphic-properties draw:fill-hatch-name="hatch"/>
      <style:paragraph-properties fo:line-height="100%" fo:text-align="center" style:justify-single-word="false"/>
      <style:text-properties officeooo:rsid="00457c5b" officeooo:paragraph-rsid="00457c5b"/>
    </style:style>
    <style:style style:name="P57" style:family="paragraph" style:parent-style-name="Table_20_Contents">
      <style:paragraph-properties fo:text-align="center" style:justify-single-word="false"/>
      <style:text-properties officeooo:rsid="00457c5b" officeooo:paragraph-rsid="00457c5b"/>
    </style:style>
    <style:style style:name="P58" style:family="paragraph" style:parent-style-name="Table_20_Contents">
      <style:paragraph-properties fo:text-align="justify" style:justify-single-word="false"/>
      <style:text-properties officeooo:rsid="005b7591" officeooo:paragraph-rsid="005b7591"/>
    </style:style>
    <style:style style:name="P59" style:family="paragraph" style:parent-style-name="Table_20_Contents">
      <loext:graphic-properties draw:fill-hatch-name="hatch"/>
      <style:paragraph-properties fo:line-height="100%"/>
      <style:text-properties officeooo:rsid="005b7591" officeooo:paragraph-rsid="005b7591"/>
    </style:style>
    <style:style style:name="P60" style:family="paragraph" style:parent-style-name="Table_20_Contents">
      <loext:graphic-properties draw:fill-hatch-name="hatch"/>
      <style:paragraph-properties fo:line-height="100%" fo:text-align="center" style:justify-single-word="false"/>
      <style:text-properties officeooo:rsid="005b7591" officeooo:paragraph-rsid="005b7591"/>
    </style:style>
    <style:style style:name="P61" style:family="paragraph" style:parent-style-name="Table_20_Contents">
      <loext:graphic-properties draw:fill-hatch-name="hatch"/>
      <style:paragraph-properties fo:line-height="100%"/>
      <style:text-properties officeooo:rsid="005bc03a" officeooo:paragraph-rsid="005bc03a"/>
    </style:style>
    <style:style style:name="P62" style:family="paragraph" style:parent-style-name="Table_20_Contents">
      <loext:graphic-properties draw:fill-hatch-name="hatch"/>
      <style:paragraph-properties fo:line-height="100%" fo:text-align="justify" style:justify-single-word="false"/>
      <style:text-properties officeooo:rsid="005bc03a" officeooo:paragraph-rsid="005bc03a"/>
    </style:style>
    <style:style style:name="P63" style:family="paragraph" style:parent-style-name="Table_20_Contents">
      <loext:graphic-properties draw:fill-hatch-name="hatch"/>
      <style:paragraph-properties fo:line-height="100%" fo:text-align="center" style:justify-single-word="false"/>
      <style:text-properties officeooo:rsid="005bc03a" officeooo:paragraph-rsid="005bc03a"/>
    </style:style>
    <style:style style:name="P64" style:family="paragraph" style:parent-style-name="Table_20_Contents">
      <style:paragraph-properties fo:text-align="center" style:justify-single-word="false"/>
      <style:text-properties officeooo:rsid="005bc03a" officeooo:paragraph-rsid="005bc03a" style:font-size-asian="14pt" style:font-size-complex="14pt"/>
    </style:style>
    <style:style style:name="P65" style:family="paragraph" style:parent-style-name="Table_20_Contents">
      <style:paragraph-properties fo:text-align="center" style:justify-single-word="false"/>
      <style:text-properties style:font-size-asian="14pt" style:font-size-complex="14pt"/>
    </style:style>
    <style:style style:name="P66" style:family="paragraph" style:parent-style-name="Table_20_Contents">
      <style:paragraph-properties fo:text-align="center" style:justify-single-word="false"/>
      <style:text-properties officeooo:rsid="005d3c28" officeooo:paragraph-rsid="005d3c28" style:font-size-asian="14pt" style:font-size-complex="14pt"/>
    </style:style>
    <style:style style:name="P67" style:family="paragraph" style:parent-style-name="Preformatted_20_Text">
      <style:paragraph-properties fo:line-height="125%"/>
    </style:style>
    <style:style style:name="P68" style:family="paragraph" style:parent-style-name="Preformatted_20_Text">
      <style:paragraph-properties fo:margin-top="0cm" fo:margin-bottom="0.499cm" loext:contextual-spacing="false" fo:line-height="125%"/>
    </style:style>
    <style:style style:name="P69" style:family="paragraph" style:parent-style-name="Heading_20_1" style:master-page-name="Standard">
      <style:paragraph-properties style:page-number="1"/>
    </style:style>
    <style:style style:name="P70" style:family="paragraph" style:parent-style-name="Table_20_Contents">
      <style:paragraph-properties fo:text-align="center" style:justify-single-word="false"/>
      <style:text-properties officeooo:paragraph-rsid="005d3c28"/>
    </style:style>
    <style:style style:name="P71" style:family="paragraph" style:parent-style-name="Table_20_Contents">
      <style:paragraph-properties fo:text-align="center" style:justify-single-word="false"/>
      <style:text-properties style:font-name="Times New Roman1" fo:font-size="12pt" fo:language="ru" fo:country="RU" officeooo:rsid="00607198" officeooo:paragraph-rsid="00607198" style:font-size-asian="14pt" style:font-size-complex="14pt"/>
    </style:style>
    <style:style style:name="P72" style:family="paragraph" style:parent-style-name="Table_20_Contents">
      <style:paragraph-properties fo:text-align="center" style:justify-single-word="false"/>
      <style:text-properties style:font-name="Times New Roman1" fo:font-size="12pt" fo:language="ru" fo:country="RU" officeooo:rsid="00621efa" officeooo:paragraph-rsid="00621efa" style:font-size-asian="14pt" style:font-size-complex="14pt"/>
    </style:style>
    <style:style style:name="P73" style:family="paragraph" style:parent-style-name="Heading_20_2">
      <style:text-properties officeooo:rsid="005bc03a" officeooo:paragraph-rsid="005bc03a"/>
    </style:style>
    <style:style style:name="P74" style:family="paragraph" style:parent-style-name="Mono" style:list-style-name="L7"/>
    <style:style style:name="P75" style:family="paragraph" style:parent-style-name="Mono" style:list-style-name="L8"/>
    <style:style style:name="P76" style:family="paragraph" style:parent-style-name="Mono" style:list-style-name="L7">
      <style:text-properties officeooo:rsid="005b7591" officeooo:paragraph-rsid="005b7591"/>
    </style:style>
    <style:style style:name="P77" style:family="paragraph" style:parent-style-name="Mono" style:list-style-name="L9"/>
    <style:style style:name="P78" style:family="paragraph" style:parent-style-name="Standard">
      <style:text-properties style:font-name="Times new roman" fo:font-size="12pt" officeooo:rsid="005218f5" style:font-size-asian="12pt" style:font-size-complex="12pt"/>
    </style:style>
    <style:style style:name="P79" style:family="paragraph" style:parent-style-name="Standard" style:list-style-name="L3">
      <style:text-properties officeooo:rsid="005542a9" officeooo:paragraph-rsid="005542a9"/>
    </style:style>
    <style:style style:name="P80" style:family="paragraph" style:parent-style-name="Standard" style:list-style-name="L6">
      <style:text-properties officeooo:rsid="0042b454" officeooo:paragraph-rsid="0042b454"/>
    </style:style>
    <style:style style:name="P81" style:family="paragraph" style:parent-style-name="Standard" style:list-style-name="L8">
      <style:text-properties officeooo:rsid="0042b454" officeooo:paragraph-rsid="0042b454"/>
    </style:style>
    <style:style style:name="P82" style:family="paragraph" style:parent-style-name="Standard" style:list-style-name="L7">
      <style:text-properties officeooo:rsid="0042b454" officeooo:paragraph-rsid="0042b454"/>
    </style:style>
    <style:style style:name="P83" style:family="paragraph" style:parent-style-name="Standard" style:list-style-name="L7">
      <style:text-properties officeooo:rsid="0042b454" officeooo:paragraph-rsid="005b7591"/>
    </style:style>
    <style:style style:name="P84" style:family="paragraph" style:parent-style-name="Standard" style:list-style-name="L9">
      <style:text-properties officeooo:rsid="0042b454" officeooo:paragraph-rsid="0042b454"/>
    </style:style>
    <style:style style:name="P85" style:family="paragraph" style:parent-style-name="Standard" style:list-style-name="L6">
      <style:text-properties officeooo:rsid="005b7591" officeooo:paragraph-rsid="005b7591"/>
    </style:style>
    <style:style style:name="P86" style:family="paragraph" style:parent-style-name="Standard" style:list-style-name="L9">
      <style:text-properties officeooo:paragraph-rsid="0042b454"/>
    </style:style>
    <style:style style:name="P87" style:family="paragraph" style:parent-style-name="Standard" style:list-style-name="L10">
      <style:text-properties officeooo:rsid="005d3c28" officeooo:paragraph-rsid="005d3c28"/>
    </style:style>
    <style:style style:name="P88" style:family="paragraph" style:parent-style-name="Standard" style:list-style-name="L10">
      <style:text-properties officeooo:rsid="005ea69c" officeooo:paragraph-rsid="005ea69c"/>
    </style:style>
    <style:style style:name="P89" style:family="paragraph" style:parent-style-name="Standard" style:list-style-name="L10">
      <style:text-properties fo:font-weight="bold" officeooo:rsid="005ea69c" officeooo:paragraph-rsid="005ea69c" style:font-weight-asian="bold" style:font-weight-complex="bold"/>
    </style:style>
    <style:style style:name="P90" style:family="paragraph" style:parent-style-name="Standard" style:list-style-name="L10">
      <style:text-properties fo:font-weight="normal" officeooo:rsid="005ea69c" officeooo:paragraph-rsid="005ea69c" style:font-weight-asian="normal" style:font-weight-complex="normal"/>
    </style:style>
    <style:style style:name="P91" style:family="paragraph" style:parent-style-name="Standard" style:list-style-name="L10">
      <style:text-properties fo:language="ru" fo:country="RU" fo:font-weight="normal" officeooo:rsid="0046cb90" officeooo:paragraph-rsid="0046cb90" style:font-weight-asian="normal" style:font-weight-complex="normal"/>
    </style:style>
    <style:style style:name="P92" style:family="paragraph" style:parent-style-name="Standard">
      <style:text-properties officeooo:rsid="00607198" officeooo:paragraph-rsid="00607198"/>
    </style:style>
    <style:style style:name="P93" style:family="paragraph" style:parent-style-name="Standard">
      <style:text-properties style:font-name="Times New Roman1" fo:font-size="12pt" fo:language="ru" fo:country="RU" officeooo:rsid="00621efa" officeooo:paragraph-rsid="00621efa"/>
    </style:style>
    <style:style style:name="P94" style:family="paragraph" style:parent-style-name="Standard" style:list-style-name="L1">
      <loext:graphic-properties draw:fill-gradient-name="gradient" draw:fill-hatch-name="hatch"/>
      <style:paragraph-properties fo:margin-top="0cm" fo:margin-bottom="0cm" loext:contextual-spacing="false" fo:line-height="150%"/>
      <style:text-properties fo:language="ru" fo:country="RU" fo:font-weight="normal" officeooo:rsid="005218f5" officeooo:paragraph-rsid="005218f5" style:font-weight-asian="normal" style:font-weight-complex="normal"/>
    </style:style>
    <style:style style:name="P95" style:family="paragraph" style:parent-style-name="Standard" style:list-style-name="L2">
      <loext:graphic-properties draw:fill-gradient-name="gradient" draw:fill-hatch-name="hatch"/>
      <style:paragraph-properties fo:margin-top="0cm" fo:margin-bottom="0cm" loext:contextual-spacing="false" fo:line-height="150%"/>
      <style:text-properties fo:language="ru" fo:country="RU" fo:font-weight="normal" officeooo:rsid="0052daa9" officeooo:paragraph-rsid="0052daa9" style:font-weight-asian="normal" style:font-weight-complex="normal"/>
    </style:style>
    <style:style style:name="P96" style:family="paragraph" style:parent-style-name="Standard" style:list-style-name="L2">
      <loext:graphic-properties draw:fill-gradient-name="gradient" draw:fill-hatch-name="hatch"/>
      <style:paragraph-properties fo:margin-top="0cm" fo:margin-bottom="0cm" loext:contextual-spacing="false" fo:line-height="150%"/>
      <style:text-properties fo:language="ru" fo:country="RU" fo:font-weight="normal" officeooo:rsid="0053bf78" officeooo:paragraph-rsid="0053bf78" style:font-weight-asian="normal" style:font-weight-complex="normal"/>
    </style:style>
    <style:style style:name="P97" style:family="paragraph" style:parent-style-name="Standard" style:list-style-name="L4">
      <loext:graphic-properties draw:fill-gradient-name="gradient" draw:fill-hatch-name="hatch"/>
      <style:paragraph-properties fo:margin-top="0cm" fo:margin-bottom="0cm" loext:contextual-spacing="false" fo:line-height="150%"/>
      <style:text-properties officeooo:paragraph-rsid="003d9be7"/>
    </style:style>
    <style:style style:name="P98" style:family="paragraph" style:parent-style-name="Standard" style:list-style-name="L4">
      <loext:graphic-properties draw:fill-gradient-name="gradient" draw:fill-hatch-name="hatch"/>
      <style:paragraph-properties fo:margin-top="0cm" fo:margin-bottom="0cm" loext:contextual-spacing="false" fo:line-height="150%"/>
    </style:style>
    <style:style style:name="P99" style:family="paragraph" style:parent-style-name="Standard" style:list-style-name="L4">
      <loext:graphic-properties draw:fill-gradient-name="gradient" draw:fill-hatch-name="hatch"/>
      <style:paragraph-properties fo:margin-top="0cm" fo:margin-bottom="0cm" loext:contextual-spacing="false" fo:line-height="150%"/>
      <style:text-properties officeooo:rsid="00557ca5" officeooo:paragraph-rsid="00557ca5"/>
    </style:style>
    <style:style style:name="P100" style:family="paragraph" style:parent-style-name="Standard" style:list-style-name="L4">
      <loext:graphic-properties draw:fill-gradient-name="gradient" draw:fill-hatch-name="hatch"/>
      <style:paragraph-properties fo:margin-top="0cm" fo:margin-bottom="0cm" loext:contextual-spacing="false" fo:line-height="150%"/>
      <style:text-properties officeooo:rsid="005694cf" officeooo:paragraph-rsid="005694cf"/>
    </style:style>
    <style:style style:name="P101" style:family="paragraph" style:parent-style-name="Standard" style:list-style-name="L4">
      <loext:graphic-properties draw:fill-gradient-name="gradient" draw:fill-hatch-name="hatch"/>
      <style:paragraph-properties fo:margin-top="0cm" fo:margin-bottom="0cm" loext:contextual-spacing="false" fo:line-height="150%"/>
      <style:text-properties officeooo:rsid="00588a36" officeooo:paragraph-rsid="00588a36"/>
    </style:style>
    <style:style style:name="P102" style:family="paragraph" style:parent-style-name="Standard" style:list-style-name="L5">
      <loext:graphic-properties draw:fill-gradient-name="gradient" draw:fill-hatch-name="hatch"/>
      <style:paragraph-properties fo:margin-top="0cm" fo:margin-bottom="0cm" loext:contextual-spacing="false" fo:line-height="150%"/>
      <style:text-properties officeooo:rsid="005980ac" officeooo:paragraph-rsid="005980ac"/>
    </style:style>
    <style:style style:name="P103" style:family="paragraph" style:parent-style-name="Standard" style:list-style-name="L5">
      <loext:graphic-properties draw:fill-gradient-name="gradient" draw:fill-hatch-name="hatch"/>
      <style:paragraph-properties fo:margin-top="0cm" fo:margin-bottom="0cm" loext:contextual-spacing="false" fo:line-height="150%"/>
      <style:text-properties officeooo:rsid="005b7591" officeooo:paragraph-rsid="005b7591"/>
    </style:style>
    <style:style style:name="P104" style:family="paragraph" style:parent-style-name="Standard">
      <loext:graphic-properties draw:fill-hatch-name="hatch"/>
      <style:paragraph-properties fo:margin-top="0cm" fo:margin-bottom="0cm" loext:contextual-spacing="false" fo:line-height="100%"/>
      <style:text-properties fo:language="en" fo:country="US" officeooo:rsid="005b7591" officeooo:paragraph-rsid="005b7591"/>
    </style:style>
    <style:style style:name="P105" style:family="paragraph" style:parent-style-name="Standard">
      <loext:graphic-properties draw:fill-hatch-name="hatch"/>
      <style:paragraph-properties fo:margin-top="0cm" fo:margin-bottom="0cm" loext:contextual-spacing="false" fo:line-height="100%"/>
      <style:text-properties fo:language="en" fo:country="US" officeooo:rsid="005bc03a" officeooo:paragraph-rsid="005bc03a"/>
    </style:style>
    <style:style style:name="P106" style:family="paragraph" style:parent-style-name="Вопросы" style:list-style-name="L10"/>
    <style:style style:name="P107" style:family="paragraph" style:parent-style-name="Вопросы" style:list-style-name="L10">
      <style:text-properties officeooo:rsid="005d3c28" officeooo:paragraph-rsid="005d3c28"/>
    </style:style>
    <style:style style:name="P108" style:family="paragraph" style:parent-style-name="Вопросы" style:list-style-name="L10">
      <style:text-properties officeooo:rsid="005ea69c" officeooo:paragraph-rsid="005ea69c"/>
    </style:style>
    <style:style style:name="T1" style:family="text">
      <style:text-properties style:font-name="Times New Roman" fo:font-size="14pt" style:font-name-asian="Times New Roman3" style:font-size-asian="14pt" style:font-name-complex="Times New Roman3" style:font-size-complex="14pt" style:font-weight-complex="bold"/>
    </style:style>
    <style:style style:name="T2" style:family="text">
      <style:text-properties style:font-name="Times New Roman" fo:font-size="14pt" officeooo:rsid="0037936c" style:font-name-asian="Times New Roman3" style:font-size-asian="14pt" style:font-name-complex="Times New Roman3" style:font-size-complex="14pt" style:font-weight-complex="bold"/>
    </style:style>
    <style:style style:name="T3" style:family="text">
      <style:text-properties style:font-name="Times New Roman" fo:font-size="14pt" officeooo:rsid="0019e290" style:font-name-asian="Times New Roman3" style:font-size-asian="14pt" style:font-name-complex="Times New Roman3" style:font-size-complex="14pt" style:font-weight-complex="bold"/>
    </style:style>
    <style:style style:name="T4" style:family="text">
      <style:text-properties style:font-name="Times New Roman" fo:font-size="14pt" fo:font-style="italic" style:font-name-asian="Times New Roman3" style:font-size-asian="14pt" style:font-style-asian="italic" style:font-name-complex="Times New Roman3"/>
    </style:style>
    <style:style style:name="T5" style:family="text">
      <style:text-properties style:font-name="Times New Roman" fo:font-size="14pt" fo:font-style="italic" officeooo:rsid="0019e290" style:font-name-asian="Times New Roman3" style:font-size-asian="14pt" style:font-style-asian="italic" style:font-name-complex="Times New Roman3"/>
    </style:style>
    <style:style style:name="T6" style:family="text">
      <style:text-properties style:font-name="Times New Roman" fo:font-size="14pt" fo:font-style="italic" officeooo:rsid="0037936c" style:font-name-asian="Times New Roman3" style:font-size-asian="14pt" style:font-style-asian="italic" style:font-name-complex="Times New Roman3"/>
    </style:style>
    <style:style style:name="T7" style:family="text">
      <style:text-properties style:font-name="Times New Roman" fo:font-size="14pt" fo:font-style="italic" officeooo:rsid="002362e6" style:font-name-asian="Times New Roman3" style:font-size-asian="14pt" style:font-style-asian="italic" style:font-name-complex="Times New Roman3"/>
    </style:style>
    <style:style style:name="T8" style:family="text">
      <style:text-properties fo:color="#000000" style:font-name="Times New Roman" fo:font-size="18pt" style:text-underline-style="solid" style:text-underline-width="auto" style:text-underline-color="font-color" fo:font-weight="bold" officeooo:rsid="005116d1" style:font-name-asian="Times New Roman3" style:font-size-asian="18pt" style:font-weight-asian="bold" style:font-name-complex="Times New Roman3" style:font-size-complex="14pt" style:font-weight-complex="bold"/>
    </style:style>
    <style:style style:name="T9" style:family="text">
      <style:text-properties fo:color="#000000" style:font-name="Times New Roman" fo:font-size="18pt" fo:language="ru" fo:country="RU" style:text-underline-style="solid" style:text-underline-width="auto" style:text-underline-color="font-color" fo:font-weight="bold" style:font-name-asian="Times New Roman3" style:font-size-asian="18pt" style:font-weight-asian="bold" style:font-name-complex="Times New Roman3" style:font-size-complex="14pt" style:font-weight-complex="bold"/>
    </style:style>
    <style:style style:name="T10" style:family="text">
      <style:text-properties fo:color="#000000" style:font-name="Times New Roman" fo:font-size="18pt" fo:language="ru" fo:country="RU" style:text-underline-style="solid" style:text-underline-width="auto" style:text-underline-color="font-color" fo:font-weight="bold" officeooo:rsid="0019e290" style:font-name-asian="Times New Roman3" style:font-size-asian="18pt" style:font-weight-asian="bold" style:font-name-complex="Times New Roman3" style:font-size-complex="14pt" style:font-weight-complex="bold"/>
    </style:style>
    <style:style style:name="T11" style:family="text">
      <style:text-properties fo:color="#000000" style:font-name="Times New Roman" fo:font-size="18pt" fo:language="ru" fo:country="RU" style:text-underline-style="solid" style:text-underline-width="auto" style:text-underline-color="font-color" fo:font-weight="bold" officeooo:rsid="005116d1" style:font-name-asian="Times New Roman3" style:font-size-asian="18pt" style:font-weight-asian="bold" style:font-name-complex="Times New Roman3" style:font-size-complex="14pt" style:font-weight-complex="bold"/>
    </style:style>
    <style:style style:name="T12" style:family="text">
      <style:text-properties fo:language="ru" fo:country="RU" fo:font-weight="normal" style:font-weight-asian="normal" style:font-weight-complex="normal"/>
    </style:style>
    <style:style style:name="T13" style:family="text">
      <style:text-properties fo:language="ru" fo:country="RU" fo:font-weight="normal" officeooo:rsid="0046cb90" style:font-weight-asian="normal" style:font-weight-complex="normal"/>
    </style:style>
    <style:style style:name="T14" style:family="text">
      <style:text-properties fo:language="ru" fo:country="RU" fo:font-weight="normal" officeooo:rsid="005d3c28" style:font-weight-asian="normal" style:font-weight-complex="normal"/>
    </style:style>
    <style:style style:name="T15" style:family="text">
      <style:text-properties fo:language="en" fo:country="US" officeooo:rsid="003c4161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5542a9" style:font-weight-asian="bold" style:font-weight-complex="bold"/>
    </style:style>
    <style:style style:name="T18" style:family="text">
      <style:text-properties officeooo:rsid="003c4161"/>
    </style:style>
    <style:style style:name="T19" style:family="text">
      <style:text-properties fo:color="#008800" fo:font-weight="bold"/>
    </style:style>
    <style:style style:name="T20" style:family="text">
      <style:text-properties fo:color="#333399" fo:font-weight="bold"/>
    </style:style>
    <style:style style:name="T21" style:family="text">
      <style:text-properties fo:color="#333333"/>
    </style:style>
    <style:style style:name="T22" style:family="text">
      <style:text-properties fo:color="#0000dd" fo:font-weight="bold"/>
    </style:style>
    <style:style style:name="T23" style:family="text">
      <style:text-properties officeooo:rsid="0042b454"/>
    </style:style>
    <style:style style:name="T24" style:family="text">
      <style:text-properties officeooo:rsid="005218f5"/>
    </style:style>
    <style:style style:name="T25" style:family="text">
      <style:text-properties officeooo:rsid="005542a9"/>
    </style:style>
    <style:style style:name="T26" style:family="text">
      <style:text-properties officeooo:rsid="00557ca5"/>
    </style:style>
    <style:style style:name="T27" style:family="text">
      <style:text-properties officeooo:rsid="005694cf"/>
    </style:style>
    <style:style style:name="T28" style:family="text">
      <style:text-properties officeooo:rsid="00588a36"/>
    </style:style>
    <style:style style:name="T29" style:family="text">
      <style:text-properties officeooo:rsid="005980ac"/>
    </style:style>
    <style:style style:name="T30" style:family="text">
      <style:text-properties officeooo:rsid="005b7591"/>
    </style:style>
    <style:style style:name="T31" style:family="text">
      <style:text-properties officeooo:rsid="005d3c28"/>
    </style:style>
    <style:style style:name="T32" style:family="text">
      <style:text-properties officeooo:rsid="005ea69c"/>
    </style:style>
    <style:style style:name="T33" style:family="text">
      <style:text-properties officeooo:rsid="00607198"/>
    </style:style>
    <style:style style:name="T34" style:family="text">
      <style:text-properties officeooo:rsid="00607198" style:font-size-asian="14pt" style:font-size-complex="14pt"/>
    </style:style>
    <style:style style:name="T35" style:family="text">
      <style:text-properties officeooo:rsid="005d3c28" style:font-size-asian="14pt" style:font-size-complex="14pt"/>
    </style:style>
    <style:style style:name="T36" style:family="text">
      <style:text-properties officeooo:rsid="00621efa" style:font-size-asian="14pt" style:font-size-complex="14pt"/>
    </style:style>
    <style:style style:name="T37" style:family="text">
      <style:text-properties style:font-name="Times New Roman1" fo:font-size="12pt" fo:language="ru" fo:country="RU" officeooo:rsid="00607198" style:font-size-asian="14pt" style:font-size-complex="14pt"/>
    </style:style>
    <style:style style:name="T38" style:family="text">
      <style:text-properties style:font-name="Times New Roman1" fo:font-size="12pt" fo:language="ru" fo:country="RU" officeooo:rsid="00621efa" style:font-size-asian="14pt" style:font-size-complex="14pt"/>
    </style:style>
    <style:style style:name="T39" style:family="text">
      <style:text-properties officeooo:rsid="00621efa"/>
    </style:style>
    <style:style style:name="T40" style:family="text"/>
    <style:style style:name="fr1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prefix="—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—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—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—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—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prefix="—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prefix="—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prefix="—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prefix="—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—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><draw:frame draw:style-name="fr1" draw:name="Рисунок 1" text:anchor-type="char" svg:x="-0.039cm" svg:y="0.582cm" svg:width="2.037cm" svg:height="2.302cm" draw:z-index="0"><draw:image xlink:href="Pictures/10000000000000B0000000C71895D159965C9A39.jpg" xlink:type="simple" xlink:show="embed" xlink:actuate="onLoad" loext:mime-type="image/jpeg"/><svg:desc>Gerb-BMSTU_01</svg:desc><draw:contour-polygon svg:width="1.991cm" svg:height="2.288cm" svg:viewBox="0 0 1991 2288" draw:points="14,0 14,2288 2005,2288 2005,0" draw:recreate-on-edit="false"/></draw:frame></text:p>
          </table:table-cell>
          <table:table-cell table:style-name="Таблица1.A1" office:value-type="string">
            <text:p text:style-name="P4">Министерство науки и высшего образования Российской Федерации</text:p>
            <text:p text:style-name="P4">Федеральное государственное бюджетное образовательное учреждение </text:p>
            <text:p text:style-name="P4">высшего образования</text:p>
            <text:p text:style-name="P24">«Московский государственный технический университет</text:p>
            <text:p text:style-name="P24">имени Н.Э. Баумана</text:p>
            <text:p text:style-name="P4">(национальный исследовательский университет)»</text:p>
            <text:p text:style-name="P4">(МГТУ им. Н.Э. Баумана)</text:p>
          </table:table-cell>
        </table:table-row>
      </table:table>
      <text:p text:style-name="P22"/>
      <text:p text:style-name="P25"/>
      <text:p text:style-name="P5">ФАКУЛЬТЕТ <text:tab/>Информатика и системы управления</text:p>
      <text:p text:style-name="P5"/>
      <text:p text:style-name="P5">КАФЕДРА <text:tab/><text:tab/>Программное обеспечение ЭВМ и информационные технологии</text:p>
      <text:p text:style-name="P6"/>
      <text:p text:style-name="P8"/>
      <text:p text:style-name="P8"/>
      <text:p text:style-name="P19"><text:span text:style-name="T9">ОТЧЕТ ПО </text:span><text:span text:style-name="T10">ЛАБОРАТОРНОЙ РАБОТЕ №</text:span><text:span text:style-name="T11">2</text:span><text:span text:style-name="T10"> «</text:span><text:bookmark text:name="page3R_mcid1"/><text:span text:style-name="T8">Записи с вариантами. Обработка таблиц</text:span><text:span text:style-name="T10">»</text:span></text:p>
      <text:p text:style-name="P8"/>
      <text:p text:style-name="P8"/>
      <text:p text:style-name="P11"><text:span text:style-name="T1">Студент<text:tab/><text:tab/><text:tab/></text:span><text:span text:style-name="T2">Ланкин Дмитрий Леонидович</text:span></text:p>
      <text:p text:style-name="P9"/>
      <text:p text:style-name="P11"><text:span text:style-name="T1">Группа<text:tab/><text:tab/><text:tab/>ИУ7 – </text:span><text:span text:style-name="T3">3</text:span><text:span text:style-name="T2">4</text:span><text:span text:style-name="T1">Б </text:span></text:p>
      <text:p text:style-name="P8"/>
      <text:p text:style-name="P10">Принял(-а) <text:s text:c="21"/><text:span text:style-name="T33">Барышникова Марина Юрьевна</text:span></text:p>
      <text:p text:style-name="P7"/>
      <text:p text:style-name="P7"/>
      <text:p text:style-name="P7"/>
      <text:p text:style-name="P7"/>
      <text:p text:style-name="P8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2"><text:span text:style-name="T4">20</text:span><text:span text:style-name="T5">2</text:span><text:span text:style-name="T6">2</text:span><text:span text:style-name="T4"> <text:s text:c="4"/></text:span><text:span text:style-name="T7">г.</text:span></text:p>
      <text:table-of-content text:style-name="Sect1" text:protected="true" text:name="Оглавление1">
        <text:table-of-content-source text:outline-level="10">
          <text:index-title-template text:style-name="Heading_20_1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h text:style-name="P69" text:outline-level="1">Содержание</text:h>
          </text:index-title>
          <text:p text:style-name="P26"><text:a xlink:type="simple" xlink:href="#__RefHeading___Toc4242_3479105423" text:style-name="Index_20_Link" text:visited-style-name="Index_20_Link">Описание условия задачи<text:tab/>2</text:a></text:p>
          <text:p text:style-name="P26"><text:a xlink:type="simple" xlink:href="#__RefHeading___Toc4244_3479105423" text:style-name="Index_20_Link" text:visited-style-name="Index_20_Link">Техническое задание<text:tab/>2</text:a></text:p>
          <text:p text:style-name="P27"><text:a xlink:type="simple" xlink:href="#__RefHeading___Toc4246_3479105423" text:style-name="Index_20_Link" text:visited-style-name="Index_20_Link">Входные данные<text:tab/>2</text:a></text:p>
          <text:p text:style-name="P27"><text:a xlink:type="simple" xlink:href="#__RefHeading___Toc4248_3479105423" text:style-name="Index_20_Link" text:visited-style-name="Index_20_Link">Выходные данные<text:tab/>2</text:a></text:p>
          <text:p text:style-name="P27"><text:a xlink:type="simple" xlink:href="#__RefHeading___Toc4250_3479105423" text:style-name="Index_20_Link" text:visited-style-name="Index_20_Link">Описание задачи<text:tab/>3</text:a></text:p>
          <text:p text:style-name="P27"><text:a xlink:type="simple" xlink:href="#__RefHeading___Toc4252_3479105423" text:style-name="Index_20_Link" text:visited-style-name="Index_20_Link">Способ обращения к программе<text:tab/>3</text:a></text:p>
          <text:p text:style-name="P27"><text:a xlink:type="simple" xlink:href="#__RefHeading___Toc4254_3479105423" text:style-name="Index_20_Link" text:visited-style-name="Index_20_Link">Описание возможных аварийных ситуаций и ошибок пользователя<text:tab/>3</text:a></text:p>
          <text:p text:style-name="P26"><text:a xlink:type="simple" xlink:href="#__RefHeading___Toc4256_3479105423" text:style-name="Index_20_Link" text:visited-style-name="Index_20_Link">Внутренняя структура данных<text:tab/>4</text:a></text:p>
          <text:p text:style-name="P26"><text:a xlink:type="simple" xlink:href="#__RefHeading___Toc4258_3479105423" text:style-name="Index_20_Link" text:visited-style-name="Index_20_Link">Особенности реализации алгоритма<text:tab/>4</text:a></text:p>
          <text:p text:style-name="P26"><text:a xlink:type="simple" xlink:href="#__RefHeading___Toc4260_3479105423" text:style-name="Index_20_Link" text:visited-style-name="Index_20_Link">Описание функций<text:tab/>5</text:a></text:p>
          <text:p text:style-name="P26"><text:a xlink:type="simple" xlink:href="#__RefHeading___Toc4262_3479105423" text:style-name="Index_20_Link" text:visited-style-name="Index_20_Link">Набор тестовых случаев<text:tab/>7</text:a></text:p>
          <text:p text:style-name="P27"><text:a xlink:type="simple" xlink:href="#__RefHeading___Toc4264_3479105423" text:style-name="Index_20_Link" text:visited-style-name="Index_20_Link">Выводы<text:tab/>9</text:a></text:p>
          <text:p text:style-name="P26"><text:a xlink:type="simple" xlink:href="#__RefHeading___Toc4266_3479105423" text:style-name="Index_20_Link" text:visited-style-name="Index_20_Link">Контрольные вопросы<text:tab/>9</text:a></text:p>
        </text:index-body>
      </text:table-of-content>
      <text:h text:style-name="P30" text:outline-level="1"/>
      <text:h text:style-name="P28" text:outline-level="1"/>
      <text:h text:style-name="P28" text:outline-level="1"/>
      <text:h text:style-name="P28" text:outline-level="1"/>
      <text:h text:style-name="P28" text:outline-level="1"/>
      <text:h text:style-name="P28" text:outline-level="1"/>
      <text:h text:style-name="P28" text:outline-level="1"/>
      <text:h text:style-name="P28" text:outline-level="1"/>
      <text:h text:style-name="P28" text:outline-level="1"><text:bookmark-start text:name="__RefHeading___Toc4242_3479105423"/><text:soft-page-break/>Описание условия задачи<text:bookmark-end text:name="__RefHeading___Toc4242_3479105423"/></text:h>
      <text:p text:style-name="P47"><text:bookmark text:name="page3R_mcid14"/>Создать таблицу, содержащую не менее 40-ка записей (тип<text:line-break/>– запись с вариантами (объединениями)). Упорядочить<text:line-break/>данные в ней по возрастанию ключей, двумя алгоритмами<text:line-break/>сортировки, где ключ – любое невариантное поле (по<text:line-break/>выбору программиста), используя: а) саму таблицу, б)<text:line-break/>массив ключей. (Возможность добавления и удаления<text:line-break/>записей в ручном режиме обязательна). Осуществить<text:line-break/>поиск информации по вариант<text:span text:style-name="T24">у.</text:span></text:p>
      <text:p text:style-name="P78"><text:bookmark text:name="page3R_mcid28"/>Ввести список стран, в которых можно отдохнуть, содержащий<text:line-break/>название страны, количество жителей, столицу, материк,<text:line-break/>нужна ли прививка или ПЦР, основной вид туризма<text:line-break/>(экскурсионный - количество объектов, основной вид (природа,<text:line-break/>история, искусство); пляжный – основной сезон, температура<text:line-break/>воздуха и воды, время полета до страны; спортивный – вид<text:line-break/>спорта (горные лыжи, серфинг, восхождения), минимальная<text:line-break/>стоимость отдыха,). Вывести список стран на выбранном<text:line-break/>материке, где можно заняться указанным видом спорта.</text:p>
      <text:h text:style-name="P29" text:outline-level="1"><text:bookmark-start text:name="__RefHeading___Toc4244_3479105423"/>Техническое <text:s/>задание<text:bookmark-end text:name="__RefHeading___Toc4244_3479105423"/></text:h>
      <text:h text:style-name="P34" text:outline-level="2"><text:bookmark-start text:name="__RefHeading___Toc4246_3479105423"/>Входные данные<text:bookmark-end text:name="__RefHeading___Toc4246_3479105423"/></text:h>
      <text:p text:style-name="P13"><text:span text:style-name="T16">Текстовый файл</text:span>, содержащий записи, каждая из которых находится на новой строке файла.</text:p>
      <text:p text:style-name="P14">Каждая запись содержит:</text:p>
      <text:list xml:id="list1944059849" text:style-name="L1">
        <text:list-item>
          <text:p text:style-name="P94">Название страны;</text:p>
        </text:list-item>
        <text:list-item>
          <text:p text:style-name="P94">Количество населения;</text:p>
        </text:list-item>
        <text:list-item>
          <text:p text:style-name="P94">Столица;</text:p>
        </text:list-item>
        <text:list-item>
          <text:p text:style-name="P94">Материк;</text:p>
        </text:list-item>
        <text:list-item>
          <text:p text:style-name="P94">Необходимость вакцинации или ПЦР-теста;</text:p>
        </text:list-item>
        <text:list-item>
          <text:p text:style-name="P94">Тип отдыха:</text:p>
          <text:list>
            <text:list-item>
              <text:p text:style-name="P94">Экскурсионный:</text:p>
              <text:list>
                <text:list-item>
                  <text:p text:style-name="P94">Количество объектов;</text:p>
                </text:list-item>
                <text:list-item>
                  <text:p text:style-name="P94">Основной вид (природа, история, искусство)</text:p>
                </text:list-item>
              </text:list>
            </text:list-item>
            <text:list-item>
              <text:p text:style-name="P94">Пляжный:</text:p>
              <text:list>
                <text:list-item>
                  <text:p text:style-name="P94">Основной сезон;</text:p>
                </text:list-item>
                <text:list-item>
                  <text:p text:style-name="P94">Температура воздуха;</text:p>
                </text:list-item>
                <text:list-item>
                  <text:p text:style-name="P94">Температура воды;</text:p>
                </text:list-item>
                <text:list-item>
                  <text:p text:style-name="P94"><text:soft-page-break/>Время полета до страны;</text:p>
                </text:list-item>
              </text:list>
            </text:list-item>
            <text:list-item>
              <text:p text:style-name="P94">Спортивный:</text:p>
              <text:list>
                <text:list-item>
                  <text:p text:style-name="P94">Вид спорта (горные лыжи, серфинг, восхождение);</text:p>
                </text:list-item>
                <text:list-item>
                  <text:p text:style-name="P94">Минимальная стоимость отдыха;</text:p>
                </text:list-item>
              </text:list>
            </text:list-item>
          </text:list>
        </text:list-item>
      </text:list>
      <text:p text:style-name="P15">Правила для каждой записи:</text:p>
      <text:list xml:id="list2720909261" text:style-name="L2">
        <text:list-item>
          <text:p text:style-name="P95">Максимальная длина название страны — 64 буквы;</text:p>
        </text:list-item>
        <text:list-item>
          <text:p text:style-name="P95">Количество населения должно быть положительным числом;</text:p>
        </text:list-item>
        <text:list-item>
          <text:p text:style-name="P95">Максимальная длина столицы страны — 64 буквы;</text:p>
        </text:list-item>
        <text:list-item>
          <text:p text:style-name="P95">Максимальная длина названия материка — 64 буквы;</text:p>
        </text:list-item>
        <text:list-item>
          <text:p text:style-name="P95">Необходимость вакцинации или ПЦР-теста записывается в виде «Yes», «No»;</text:p>
        </text:list-item>
        <text:list-item>
          <text:p text:style-name="P95">Максимальная длина типа отдыха — 8 букв;</text:p>
        </text:list-item>
        <text:list-item>
          <text:p text:style-name="P95">Количество объектов должно быть положительным числом;</text:p>
        </text:list-item>
        <text:list-item>
          <text:p text:style-name="P95">Максимальная длина типа экскурсионного отдыха — 8 букв;</text:p>
        </text:list-item>
        <text:list-item>
          <text:p text:style-name="P95">Максимальная длина сезона года — 7 букв;</text:p>
        </text:list-item>
        <text:list-item>
          <text:p text:style-name="P95">Время полета должно быть положительным числом;</text:p>
        </text:list-item>
        <text:list-item>
          <text:p text:style-name="P95">Максимальная длина названия вида спорта — 11 букв;</text:p>
        </text:list-item>
        <text:list-item>
          <text:p text:style-name="P95">Минимальная цена отдыха должна быть положительным числом;</text:p>
        </text:list-item>
        <text:list-item>
          <text:p text:style-name="P96">Слова в строке файла разделяются пробелами;</text:p>
        </text:list-item>
        <text:list-item>
          <text:p text:style-name="P96">Допустимые символы:</text:p>
          <text:list>
            <text:list-item>
              <text:p text:style-name="P96">Латинские буквы от «a» до «Z»;</text:p>
            </text:list-item>
            <text:list-item>
              <text:p text:style-name="P96">В случае, если название состоит из нескольких слов, в качество разделителя используется символ «_».</text:p>
            </text:list-item>
          </text:list>
        </text:list-item>
      </text:list>
      <text:h text:style-name="P35" text:outline-level="2"><text:bookmark-start text:name="__RefHeading___Toc4248_3479105423"/>Выходные данные<text:bookmark-end text:name="__RefHeading___Toc4248_3479105423"/></text:h>
      <text:p text:style-name="P16">Упорядоченная таблица, текущее состояние таблицы, упорядоченный массив ключей, измененный файл (в случае добавления или удаления записей), выбранные по полю и значению записи.</text:p>
      <text:h text:style-name="P36" text:outline-level="2"><text:bookmark-start text:name="__RefHeading___Toc4250_3479105423"/>Описание задачи<text:bookmark-end text:name="__RefHeading___Toc4250_3479105423"/></text:h>
      <text:p text:style-name="P17">Программа получает от пользователя <text:span text:style-name="T25">с помощью позиционных аргументов путь к необходимому </text:span><text:span text:style-name="T17">текстовому</text:span><text:span text:style-name="T25"> файлу и обрабатывает его в зависимости от вызванных команд.</text:span></text:p>
      <text:h text:style-name="P39" text:outline-level="2">Список команд</text:h>
      <text:list xml:id="list4004112359" text:style-name="L3">
        <text:list-item>
          <text:p text:style-name="P79">Прочитать файл в оперативную память.</text:p>
        </text:list-item>
        <text:list-item>
          <text:p text:style-name="P79"><text:soft-page-break/>Распечатать таблицу.</text:p>
        </text:list-item>
        <text:list-item>
          <text:p text:style-name="P79">Упорядочить таблицу методом «выбора» (по названию страны).</text:p>
        </text:list-item>
        <text:list-item>
          <text:p text:style-name="P79">Упорядочить таблицу с помощью функции qsort (по названию страны).</text:p>
        </text:list-item>
        <text:list-item>
          <text:p text:style-name="P79">Упорядочить массив ключей методом «выбора» (по названию страны).</text:p>
        </text:list-item>
        <text:list-item>
          <text:p text:style-name="P79">Упорядочить массив ключей с помощью функции qsort (по названию страны).</text:p>
        </text:list-item>
        <text:list-item>
          <text:p text:style-name="P79">Вывести упорядоченный массив ключей.</text:p>
        </text:list-item>
        <text:list-item>
          <text:p text:style-name="P79">Вывести упорядоченную таблицу в соответствии с массивом ключей.</text:p>
        </text:list-item>
        <text:list-item>
          <text:p text:style-name="P79">Добавить запись в конец файла и таблицы.</text:p>
        </text:list-item>
        <text:list-item>
          <text:p text:style-name="P79">Вывести список стран, на материках которых можно заняться данным видом спорта.</text:p>
        </text:list-item>
        <text:list-item>
          <text:p text:style-name="P79">Удалить страну из таблицы и файла по заданному полю и его значению.</text:p>
        </text:list-item>
      </text:list>
      <text:h text:style-name="P37" text:outline-level="2"><text:bookmark-start text:name="__RefHeading___Toc4252_3479105423"/>Способ обращения к программе<text:bookmark-end text:name="__RefHeading___Toc4252_3479105423"/></text:h>
      <text:p text:style-name="P41">Программа <text:span text:style-name="T26">собирается с помощью утилиты «make» и</text:span> вызывается <text:span text:style-name="T26">пользователем</text:span> из консоли.</text:p>
      <text:h text:style-name="P37" text:outline-level="2"><text:bookmark-start text:name="__RefHeading___Toc4254_3479105423"/>Описание возможных аварийных ситуаций и ошибок пользователя<text:bookmark-end text:name="__RefHeading___Toc4254_3479105423"/></text:h>
      <text:list xml:id="list681879576" text:style-name="L4">
        <text:list-item>
          <text:p text:style-name="P99">Невозможно открыть файл, переданный через позиционные аргументы.</text:p>
          <text:p text:style-name="P97">Сообщение об ошибке: «<text:span text:style-name="T26">Невозможно открыть файл.</text:span>»</text:p>
        </text:list-item>
        <text:list-item>
          <text:p text:style-name="P99">Не был указан рабочий файл.</text:p>
          <text:p text:style-name="P97">Сообщение об ошибке: «<text:span text:style-name="T26">Не указан обрабатываемый файл.</text:span>»</text:p>
        </text:list-item>
        <text:list-item>
          <text:p text:style-name="P100">Указана несуществующая команда.</text:p>
          <text:p text:style-name="P98">Сообщение об ошибке: «<text:span text:style-name="T27">Такой команды не существует!</text:span>»</text:p>
        </text:list-item>
        <text:list-item>
          <text:p text:style-name="P100">Неверный ввод при запросе информации от пользователя.</text:p>
          <text:p text:style-name="P98"><text:span text:style-name="T18">Сообщение об ошибке: «</text:span><text:span text:style-name="T27">Неверный ввод!</text:span><text:span text:style-name="T18">»</text:span></text:p>
        </text:list-item>
        <text:list-item>
          <text:p text:style-name="P101">Использование команд обработки файла до его загрузки.</text:p>
          <text:p text:style-name="P97">Сообщение об ошибке: «<text:span text:style-name="T28">Сначала загрузите данные из файла!</text:span>»</text:p>
        </text:list-item>
        <text:list-item>
          <text:p text:style-name="P101">При удалении пользователь указывает несуществующее поле.</text:p>
          <text:p text:style-name="P98">Сообщение об ошибке: «<text:span text:style-name="T28">Поле не существует!</text:span>» </text:p>
        </text:list-item>
        <text:list-item>
          <text:p text:style-name="P101">Ошибка чтения строки из файла.</text:p>
          <text:p text:style-name="P98">Сообщение об ошибке: «<text:span text:style-name="T28">Проверьте правильность заполнения файла.</text:span>» </text:p>
        </text:list-item>
        <text:list-item>
          <text:p text:style-name="P101">Неудачная запись в файл.</text:p>
          <text:p text:style-name="P98">Сообщение об ошибке: «<text:span text:style-name="T28">Невозможно добавить запись в файл.</text:span>»</text:p>
        </text:list-item>
      </text:list>
      <text:h text:style-name="P31" text:outline-level="1"><text:bookmark-start text:name="__RefHeading___Toc4256_3479105423"/><text:soft-page-break/>Внутренняя структура данных<text:bookmark-end text:name="__RefHeading___Toc4256_3479105423"/></text:h>
      <text:p text:style-name="P45"><text:span text:style-name="T29">Необходимые для составления записей данные хранятся в таблице, состоящей из нескольких полей, одно из которых является вариантным</text:span>: </text:p>
      <text:p text:style-name="P45"/>
      <table:table table:name="Таблица2" table:style-name="Таблица2">
        <table:table-column table:style-name="Таблица2.A"/>
        <table:table-column table:style-name="Таблица2.B"/>
        <table:table-row table:style-name="TableLine94103315066208">
          <table:table-cell table:style-name="Таблица2.A1" office:value-type="string">
            <text:p text:style-name="P67"><text:s/>1</text:p>
            <text:p text:style-name="P67"><text:s/>2</text:p>
            <text:p text:style-name="P67"><text:s/>3</text:p>
            <text:p text:style-name="P67"><text:s/>4</text:p>
            <text:p text:style-name="P67"><text:s/>5</text:p>
            <text:p text:style-name="P67"><text:s/>6</text:p>
            <text:p text:style-name="P67"><text:s/>7</text:p>
            <text:p text:style-name="P67"><text:s/>8</text:p>
            <text:p text:style-name="P67"><text:s/>9</text:p>
            <text:p text:style-name="P67">10</text:p>
            <text:p text:style-name="P67">11</text:p>
            <text:p text:style-name="P67">12</text:p>
            <text:p text:style-name="P67">13</text:p>
            <text:p text:style-name="P67">14</text:p>
            <text:p text:style-name="P67">15</text:p>
            <text:p text:style-name="P67">16</text:p>
            <text:p text:style-name="P67">17</text:p>
            <text:p text:style-name="P67">18</text:p>
            <text:p text:style-name="P67">19</text:p>
            <text:p text:style-name="P67">20</text:p>
            <text:p text:style-name="P67">21</text:p>
            <text:p text:style-name="P67">22</text:p>
            <text:p text:style-name="P67">23</text:p>
            <text:p text:style-name="P67">24</text:p>
            <text:p text:style-name="P67">25</text:p>
            <text:p text:style-name="P67">26</text:p>
            <text:p text:style-name="P67">27</text:p>
            <text:p text:style-name="P67">28</text:p>
            <text:p text:style-name="P67">29</text:p>
            <text:p text:style-name="P67">30</text:p>
            <text:p text:style-name="P67">31</text:p>
            <text:p text:style-name="P67">32</text:p>
            <text:p text:style-name="P67">33</text:p>
            <text:p text:style-name="P67">34</text:p>
            <text:p text:style-name="P67">35</text:p>
            <text:p text:style-name="P67">36</text:p>
            <text:p text:style-name="P67">37</text:p>
            <text:p text:style-name="P67">38</text:p>
            <text:p text:style-name="P67">39</text:p>
            <text:p text:style-name="P67">40</text:p>
            <text:p text:style-name="P67">41</text:p>
            <text:p text:style-name="P67">42</text:p>
            <text:p text:style-name="P67">43</text:p>
            <text:p text:style-name="P67">44</text:p>
            <text:p text:style-name="P67"><text:soft-page-break/>45</text:p>
            <text:p text:style-name="P67">46</text:p>
            <text:p text:style-name="P67">47</text:p>
            <text:p text:style-name="P67">48</text:p>
            <text:p text:style-name="P67">49</text:p>
            <text:p text:style-name="P67">50</text:p>
            <text:p text:style-name="P67">51</text:p>
            <text:p text:style-name="P67">52</text:p>
            <text:p text:style-name="P68">53</text:p>
          </table:table-cell>
          <table:table-cell table:style-name="Таблица2.B1" office:value-type="string">
            <text:p text:style-name="P67"><text:span text:style-name="T19">typedef</text:span> <text:span text:style-name="T19">struct</text:span></text:p>
            <text:p text:style-name="P67">{</text:p>
            <text:p text:style-name="P67"><text:s text:c="4"/><text:span text:style-name="T20">size_t</text:span> objects;</text:p>
            <text:p text:style-name="P67"><text:s text:c="4"/><text:span text:style-name="T20">char</text:span> main_type[MAX_MAIN_TYPE_LEN <text:span text:style-name="T21">+</text:span> <text:span text:style-name="T22">1</text:span>];</text:p>
            <text:p text:style-name="P67">} <text:span text:style-name="T20">excursion_t</text:span>;</text:p>
            <text:p text:style-name="P67"/>
            <text:p text:style-name="P67"><text:span text:style-name="T19">typedef</text:span> <text:span text:style-name="T19">struct</text:span></text:p>
            <text:p text:style-name="P67">{</text:p>
            <text:p text:style-name="P67"><text:s text:c="4"/><text:span text:style-name="T20">char</text:span> main_season[MAX_SEASON_LEN <text:span text:style-name="T21">+</text:span> <text:span text:style-name="T22">1</text:span>];</text:p>
            <text:p text:style-name="P67"><text:s text:c="4"/><text:span text:style-name="T20">int</text:span> air_temp;</text:p>
            <text:p text:style-name="P67"><text:s text:c="4"/><text:span text:style-name="T20">int</text:span> water_temp;</text:p>
            <text:p text:style-name="P67"><text:s text:c="4"/><text:span text:style-name="T20">size_t</text:span> fly_time;</text:p>
            <text:p text:style-name="P67">} <text:span text:style-name="T20">beach_t</text:span>;</text:p>
            <text:p text:style-name="P67"/>
            <text:p text:style-name="P67"><text:span text:style-name="T19">typedef</text:span> <text:span text:style-name="T19">struct</text:span></text:p>
            <text:p text:style-name="P67">{</text:p>
            <text:p text:style-name="P67"><text:s text:c="4"/><text:span text:style-name="T20">char</text:span> sport_kind[MAX_SPORT_KIND_LEN <text:span text:style-name="T21">+</text:span> <text:span text:style-name="T22">1</text:span>];</text:p>
            <text:p text:style-name="P67"><text:s text:c="4"/><text:span text:style-name="T20">size_t</text:span> min_price;</text:p>
            <text:p text:style-name="P67">} <text:span text:style-name="T20">sport_t</text:span>;</text:p>
            <text:p text:style-name="P67"/>
            <text:p text:style-name="P67"><text:span text:style-name="T19">typedef</text:span> <text:span text:style-name="T19">struct</text:span></text:p>
            <text:p text:style-name="P67">{</text:p>
            <text:p text:style-name="P67"><text:s text:c="4"/><text:span text:style-name="T20">size_t</text:span> type;</text:p>
            <text:p text:style-name="P67"><text:s text:c="4"/><text:span text:style-name="T19">union</text:span> kind</text:p>
            <text:p text:style-name="P67"><text:s text:c="4"/>{</text:p>
            <text:p text:style-name="P67"><text:s text:c="8"/><text:span text:style-name="T20">excursion_t</text:span> excursion;</text:p>
            <text:p text:style-name="P67"><text:s text:c="8"/><text:span text:style-name="T20">beach_t</text:span> beach;</text:p>
            <text:p text:style-name="P67"><text:s text:c="8"/><text:span text:style-name="T20">sport_t</text:span> sport;</text:p>
            <text:p text:style-name="P67"><text:s text:c="4"/>} <text:span text:style-name="T20">kind_t</text:span>;</text:p>
            <text:p text:style-name="P67">} <text:span text:style-name="T20">holiday_t</text:span>;</text:p>
            <text:p text:style-name="P67"/>
            <text:p text:style-name="P67"><text:span text:style-name="T19">typedef</text:span> <text:span text:style-name="T19">struct</text:span></text:p>
            <text:p text:style-name="P67">{</text:p>
            <text:p text:style-name="P67"><text:s text:c="4"/><text:span text:style-name="T20">char</text:span> country[MAX_STR_LEN <text:span text:style-name="T21">+</text:span> <text:span text:style-name="T22">1</text:span>];</text:p>
            <text:p text:style-name="P67"><text:s text:c="4"/><text:span text:style-name="T20">size_t</text:span> population;</text:p>
            <text:p text:style-name="P67"><text:s text:c="4"/><text:span text:style-name="T20">char</text:span> capital[MAX_STR_LEN <text:span text:style-name="T21">+</text:span> <text:span text:style-name="T22">1</text:span>];</text:p>
            <text:p text:style-name="P67"><text:s text:c="4"/><text:span text:style-name="T20">char</text:span> continent[MAX_STR_LEN <text:span text:style-name="T21">+</text:span> <text:span text:style-name="T22">1</text:span>];</text:p>
            <text:p text:style-name="P67"><text:s text:c="4"/><text:span text:style-name="T20">char</text:span> vaccination[MAX_STR_VAC];</text:p>
            <text:p text:style-name="P67"><text:s text:c="4"/><text:span text:style-name="T20">holiday_t</text:span> holiday_type;</text:p>
            <text:p text:style-name="P67">} <text:span text:style-name="T20">country_t</text:span>;</text:p>
            <text:p text:style-name="P67"/>
            <text:p text:style-name="P67"><text:span text:style-name="T19">typedef</text:span> <text:span text:style-name="T19">struct</text:span></text:p>
            <text:p text:style-name="P67">{</text:p>
            <text:p text:style-name="P67"><text:s text:c="4"/><text:span text:style-name="T20">size_t</text:span> index;</text:p>
            <text:p text:style-name="P67"><text:soft-page-break/><text:s text:c="4"/><text:span text:style-name="T20">char</text:span> country[MAX_STR_LEN <text:span text:style-name="T21">+</text:span> <text:span text:style-name="T22">1</text:span>];</text:p>
            <text:p text:style-name="P67">} <text:span text:style-name="T20">keys_t</text:span>;</text:p>
            <text:p text:style-name="P67"/>
            <text:p text:style-name="P67"><text:span text:style-name="T19">typedef</text:span> <text:span text:style-name="T19">struct</text:span></text:p>
            <text:p text:style-name="P67">{</text:p>
            <text:p text:style-name="P67"><text:s text:c="4"/><text:span text:style-name="T20">country_t</text:span> countries[MAX_AMOUNT];</text:p>
            <text:p text:style-name="P67"><text:s text:c="4"/><text:span text:style-name="T20">keys_t</text:span> keys[MAX_AMOUNT];</text:p>
            <text:p text:style-name="P67"><text:s text:c="4"/><text:span text:style-name="T20">size_t</text:span> size;</text:p>
            <text:p text:style-name="P68">} <text:span text:style-name="T20">table_t</text:span>;</text:p>
          </table:table-cell>
        </table:table-row>
      </table:table>
      <text:p text:style-name="P45"/>
      <text:list xml:id="list4190037208" text:style-name="L5">
        <text:list-item>
          <text:p text:style-name="P102">сountry - массив элементов типа char длиной 64 символа для хранения названия страны;</text:p>
        </text:list-item>
        <text:list-item>
          <text:p text:style-name="P102">population — число типа size_t, хранящее в себе количество населения (в млн.);</text:p>
        </text:list-item>
        <text:list-item>
          <text:p text:style-name="P102">capital — массив элементов типа char длиной 64 символа для хранения столицы;</text:p>
        </text:list-item>
        <text:list-item>
          <text:p text:style-name="P102">continent — массив элементов типа char длиной 64 символа для хранения названия материка;</text:p>
        </text:list-item>
        <text:list-item>
          <text:p text:style-name="P102">vaccination — массив элементов типа char длиной 4 символа для хранения необходимости вакцинации или ПЦР-теста;</text:p>
        </text:list-item>
        <text:list-item>
          <text:p text:style-name="P102">holiday_t — структура, состоящая из поля type типа size_t, хранящего информацию о типе отдыха, и объединение вариантных типов отдыха;</text:p>
        </text:list-item>
        <text:list-item>
          <text:p text:style-name="P102">objects — число типа size_t, хранящее количество достопримечательностей;</text:p>
        </text:list-item>
        <text:list-item>
          <text:p text:style-name="P102">main_type — массив элементов типа char длиной 8 для хранения типа экскурсионного отдыха;</text:p>
        </text:list-item>
        <text:list-item>
          <text:p text:style-name="P102">main_season — массив элементов типа char длиной 7 для хранения лучшего сезона для отдыха;</text:p>
        </text:list-item>
        <text:list-item>
          <text:p text:style-name="P102">air_temp — число типа int, хранящее температуру воздуха для данного сезона;</text:p>
        </text:list-item>
        <text:list-item>
          <text:p text:style-name="P102">water_temp — число типа int, хранящее температуру воды для данного сезона;</text:p>
        </text:list-item>
        <text:list-item>
          <text:p text:style-name="P103">fly_time — число типа size_t, хранящее длительность полета (в часах);</text:p>
        </text:list-item>
        <text:list-item>
          <text:p text:style-name="P103">sport_kind — массив элементов типа char длиной 11 для хранения вида спорта;</text:p>
        </text:list-item>
        <text:list-item>
          <text:p text:style-name="P103">min_price — число типа size_t, хранящее минимальную стоимость для данного вида спорта.</text:p>
        </text:list-item>
      </text:list>
      <text:h text:style-name="P32" text:outline-level="1"><text:bookmark-start text:name="__RefHeading___Toc4258_3479105423"/>Особенности реализации алгоритма<text:bookmark-end text:name="__RefHeading___Toc4258_3479105423"/></text:h>
      <text:list xml:id="list2286608825" text:style-name="L6">
        <text:list-item>
          <text:p text:style-name="P80">Программа <text:span text:style-name="T30">получает от пользователя путь к рабочему файлу.</text:span></text:p>
        </text:list-item>
        <text:list-item>
          <text:p text:style-name="P85">С помощью команд пользователь выбирает необходимое действие.</text:p>
        </text:list-item>
        <text:list-item>
          <text:p text:style-name="P85">Программа выполняет действие и ожидает следующей команды.</text:p>
        </text:list-item>
        <text:list-item>
          <text:p text:style-name="P85"><text:soft-page-break/>Программа работает до момента вводы команды «0», которая является признаком выхода из программы.</text:p>
        </text:list-item>
      </text:list>
      <text:h text:style-name="P32" text:outline-level="1"><text:bookmark-start text:name="__RefHeading___Toc4260_3479105423"/>Описание функций<text:bookmark-end text:name="__RefHeading___Toc4260_3479105423"/></text:h>
      <text:list xml:id="list213301342" text:style-name="L7">
        <text:list-item>
          <text:p text:style-name="P74">void <text:span text:style-name="T30">delete_country_t(table_t *table, size_t pos</text:span>;</text:p>
        </text:list-item>
      </text:list>
      <text:p text:style-name="Standard"><text:tab/><text:span text:style-name="T23">Описание: функция </text:span><text:span text:style-name="T30">осуществляет удаление записи, находящейся на позиции pos, <text:tab/>из таблицы.</text:span></text:p>
      <text:p text:style-name="Standard"><text:tab/><text:span text:style-name="T23">Входные данные: экземпляр структуры </text:span><text:span text:style-name="T30">table_t и номер позиции записи.</text:span></text:p>
      <text:list xml:id="list1628054509" text:style-name="L8">
        <text:list-item>
          <text:p text:style-name="P75"><text:span text:style-name="T30">size_t</text:span> <text:span text:style-name="T30">table_t_delete_by_values(FILE *f, table_t *table, char field[MAX_STR_LEN], char value[MAX_STR_LEN])</text:span>;</text:p>
          <text:p text:style-name="P81">Описание: функция <text:span text:style-name="T30">удаляет все записи, поле field которых имеет значение value, из файла и таблицы.</text:span></text:p>
          <text:p text:style-name="P81">Входные данные: <text:span text:style-name="T30">файловый дескриптор, экземпляр структуры table_t, массив символов field и массив символов value.</text:span></text:p>
          <text:p text:style-name="P81">Выходные данные: код возврата, <text:span text:style-name="T30">измененный файл и таблица.</text:span></text:p>
        </text:list-item>
        <text:list-item>
          <text:p text:style-name="P75"><text:span text:style-name="T30">void table_t_clear(table_t *table)</text:span>;</text:p>
        </text:list-item>
      </text:list>
      <text:list xml:id="list111944245981713" text:continue-list="list213301342" text:style-name="L7">
        <text:list-header>
          <text:p text:style-name="P82">Описание: функция <text:span text:style-name="T30">очищает таблицу.</text:span></text:p>
          <text:p text:style-name="P82">Входные данные: <text:span text:style-name="T30">экземпляр структуры table_t.</text:span></text:p>
          <text:p text:style-name="P82">Выходные данные: <text:span text:style-name="T30">пустая таблица.</text:span></text:p>
        </text:list-header>
        <text:list-item>
          <text:p text:style-name="P74"><text:span text:style-name="T30">void create_keys(table_t *table)</text:span>;</text:p>
          <text:p text:style-name="P82">Описание: функция <text:span text:style-name="T30">создает ключи для таблицы в ее текущем состоянии.</text:span></text:p>
          <text:p text:style-name="P82">Входные данные: <text:span text:style-name="T30">экземпляр структуры table_t.</text:span></text:p>
          <text:p text:style-name="P82">Выходные данные: <text:span text:style-name="T30">массив ключей.</text:span></text:p>
        </text:list-item>
        <text:list-item>
          <text:p text:style-name="P74"><text:span text:style-name="T30">void table_t_add_country(table_t *table, FILE *f)</text:span>;</text:p>
          <text:p text:style-name="P82">Описание: функция <text:span text:style-name="T30">осуществляет добавление записи в файл и таблицу.</text:span></text:p>
          <text:p text:style-name="P82">Входные данные: <text:span text:style-name="T30">экземпляр структуры table_t и файловый дескриптор.</text:span></text:p>
          <text:p text:style-name="P82">Выходные данные: <text:span text:style-name="T30">измененная таблица и файл.</text:span></text:p>
        </text:list-item>
        <text:list-item>
          <text:p text:style-name="P74"><text:span text:style-name="T30">int comparator(const void *ptr_left, const void *ptr_right)</text:span>;</text:p>
          <text:p text:style-name="P76">int comparator_keys(const void *ptr_left, const void *ptr_right);</text:p>
          <text:p text:style-name="P82">Описание: функция <text:span text:style-name="T30">сравнивает 2 значения поля записи таблицы и ключей</text:span>.</text:p>
          <text:p text:style-name="P82">Входные данные: <text:span text:style-name="T30">указатели на 2 элемента.</text:span></text:p>
          <text:p text:style-name="P82">Выходные данные: <text:span text:style-name="T30">разность значений элементов.</text:span></text:p>
        </text:list-item>
        <text:list-item>
          <text:p text:style-name="P74"><text:soft-page-break/><text:span text:style-name="T30">void table_t_qsort(table_t *table)</text:span>;</text:p>
          <text:p text:style-name="P82">Описание: функция <text:span text:style-name="T30">упорядочивает таблицу с помощью функции qsort.</text:span></text:p>
          <text:p text:style-name="P82">Входные данные: экземпляр <text:span text:style-name="T30">структуры table_t.</text:span></text:p>
          <text:p text:style-name="P82">Выходные данные: <text:span text:style-name="T30">упорядоченная последовательность записей таблицы.</text:span></text:p>
        </text:list-item>
        <text:list-item>
          <text:p text:style-name="P74"><text:span text:style-name="T30">void table_t_choice_sort(table_t *table</text:span>);</text:p>
          <text:p text:style-name="P83">Описание: функция <text:span text:style-name="T30">упорядочивает таблицу методом «выбора».</text:span></text:p>
          <text:p text:style-name="P83">Входные данные: экземпляр <text:span text:style-name="T30">структуры table_t.</text:span></text:p>
          <text:p text:style-name="P83">Выходные данные: <text:span text:style-name="T30">упорядоченная последовательность записей таблицы.</text:span></text:p>
        </text:list-item>
        <text:list-item>
          <text:p text:style-name="P76">void keys_t_choice_sort(table_t *table);</text:p>
          <text:p text:style-name="P83">Описание: функция <text:span text:style-name="T30">упорядочивает массив ключей методом «выбора»</text:span>.</text:p>
          <text:p text:style-name="P83">Входные данные: экземпляр <text:span text:style-name="T30">структуры table_t.</text:span></text:p>
          <text:p text:style-name="P82">Выходные данные: <text:span text:style-name="T30">упорядоченный массив ключей.</text:span></text:p>
        </text:list-item>
        <text:list-item>
          <text:p text:style-name="P76">void keys_t_qsort(table_t *table);</text:p>
        </text:list-item>
      </text:list>
      <text:p text:style-name="P46"><text:tab/>Описание: функция <text:span text:style-name="T30">упорядочивает массив ключей с помощью функции qsort</text:span>.</text:p>
      <text:p text:style-name="P46"><text:tab/>Входные данные: экземпляр <text:span text:style-name="T30">структуры table_t.</text:span></text:p>
      <text:p text:style-name="P46"><text:tab/><text:span text:style-name="T30">Выходные </text:span>данные: <text:span text:style-name="T30">упорядоченный массив ключей.</text:span></text:p>
      <text:list xml:id="list535030697" text:style-name="L9">
        <text:list-item>
          <text:p text:style-name="P77"><text:span text:style-name="T30">size_t file_read(FILE *f, size_t *amount, table_t *table)</text:span>;</text:p>
          <text:p text:style-name="P84">Описание: функция <text:span text:style-name="T30">считывает записи из файла и сохраняет их в таблице.</text:span></text:p>
          <text:p text:style-name="P84">Входные данные: <text:span text:style-name="T30">файловый дескриптор, указатель на количество элементов, экземпляр структуры table_t.</text:span></text:p>
          <text:p text:style-name="P84">Выходные данные: <text:span text:style-name="T30">код возврата, заполненная таблица, количество записей.</text:span></text:p>
        </text:list-item>
        <text:list-item>
          <text:p text:style-name="P77">void <text:span text:style-name="T30">print_table_t(table_t table)</text:span>;</text:p>
          <text:p text:style-name="P84">Описание: функция <text:span text:style-name="T30">выводит на экран таблицу.</text:span></text:p>
          <text:p text:style-name="P84">Входные данные: <text:span text:style-name="T30">экземпляр структуры table_t</text:span>.</text:p>
        </text:list-item>
        <text:list-item>
          <text:p text:style-name="P77"><text:span text:style-name="T30">size_t</text:span> <text:span text:style-name="T30">print_countries_with_continent_sport(table_t *table, char continent[], char sport[])</text:span>;</text:p>
          <text:p text:style-name="P84">Описание: функция <text:span text:style-name="T30">выводит на экран страны, на материках которых можно заняться данным видом спорта</text:span>.</text:p>
          <text:p text:style-name="P84">Входные данные: <text:span text:style-name="T30">экземпляр структуры table_t, название материка и вида спорта.</text:span></text:p>
          <text:p text:style-name="P84">Выходные данные: <text:span text:style-name="T30">код возврата.</text:span></text:p>
        </text:list-item>
        <text:list-item>
          <text:p text:style-name="P77"><text:soft-page-break/><text:span text:style-name="T30">void table_t_print_with_keys(table_t table)</text:span>;</text:p>
          <text:p text:style-name="P84">Описание: <text:span text:style-name="T30">функция печатает упорядоченную таблицу в соответствии с упорядоченными ключами</text:span>.</text:p>
          <text:p text:style-name="P84">Входные данные: <text:span text:style-name="T30">экземпляр структуры table_t.</text:span></text:p>
          <text:p text:style-name="P86"><text:span text:style-name="T23">Выходные данные: </text:span><text:span text:style-name="T30">упорядоченная таблица.</text:span></text:p>
        </text:list-item>
      </text:list>
      <text:h text:style-name="P32" text:outline-level="1"><text:bookmark-start text:name="__RefHeading___Toc4262_3479105423"/>Набор тестовых случаев<text:bookmark-end text:name="__RefHeading___Toc4262_3479105423"/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51">№</text:p>
          </table:table-cell>
          <table:table-cell table:style-name="Таблица3.A1" office:value-type="string">
            <text:p text:style-name="P52">Ситуация</text:p>
          </table:table-cell>
          <table:table-cell table:style-name="Таблица3.A1" office:value-type="string">
            <text:p text:style-name="P58">Входные данные</text:p>
          </table:table-cell>
          <table:table-cell table:style-name="Таблица3.D1" office:value-type="string">
            <text:p text:style-name="P52">Результат</text:p>
          </table:table-cell>
        </table:table-row>
        <table:table-row table:style-name="Таблица3.1">
          <table:table-cell table:style-name="Таблица3.A2" office:value-type="string">
            <text:p text:style-name="P51">1</text:p>
          </table:table-cell>
          <table:table-cell table:style-name="Таблица3.A2" office:value-type="string">
            <text:p text:style-name="P23">Введен <text:span text:style-name="T30">несуществующий файл</text:span></text:p>
          </table:table-cell>
          <table:table-cell table:style-name="Таблица3.A2" office:value-type="string">
            <text:p text:style-name="P55">—</text:p>
          </table:table-cell>
          <table:table-cell table:style-name="Таблица3.D2" office:value-type="string">
            <text:p text:style-name="P21">Невозможно открыть файл</text:p>
          </table:table-cell>
        </table:table-row>
        <table:table-row table:style-name="Таблица3.1">
          <table:table-cell table:style-name="Таблица3.A2" office:value-type="string">
            <text:p text:style-name="P51">2</text:p>
          </table:table-cell>
          <table:table-cell table:style-name="Таблица3.A2" office:value-type="string">
            <text:p text:style-name="P59">Не передан путь к файлу.</text:p>
          </table:table-cell>
          <table:table-cell table:style-name="Таблица3.A2" office:value-type="string">
            <text:p text:style-name="P49">—</text:p>
          </table:table-cell>
          <table:table-cell table:style-name="Таблица3.D2" office:value-type="string">
            <text:p text:style-name="P104">Не указан обрабатываемый файл.</text:p>
          </table:table-cell>
        </table:table-row>
        <table:table-row table:style-name="Таблица3.1">
          <table:table-cell table:style-name="Таблица3.A2" office:value-type="string">
            <text:p text:style-name="P51">3</text:p>
          </table:table-cell>
          <table:table-cell table:style-name="Таблица3.A2" office:value-type="string">
            <text:p text:style-name="P59">Некорректный ввод записи от пользователя при добавлении.</text:p>
          </table:table-cell>
          <table:table-cell table:style-name="Таблица3.A2" office:value-type="string">
            <text:p text:style-name="P60">gfdg</text:p>
          </table:table-cell>
          <table:table-cell table:style-name="Таблица3.D2" office:value-type="string">
            <text:p text:style-name="P20">Невозможно добавить запись в файл.</text:p>
          </table:table-cell>
        </table:table-row>
        <table:table-row table:style-name="Таблица3.1">
          <table:table-cell table:style-name="Таблица3.A2" office:value-type="string">
            <text:p text:style-name="P51">4</text:p>
          </table:table-cell>
          <table:table-cell table:style-name="Таблица3.A2" office:value-type="string">
            <text:p text:style-name="P53">Пустая строка.</text:p>
          </table:table-cell>
          <table:table-cell table:style-name="Таблица3.A2" office:value-type="string">
            <text:p text:style-name="P50">—</text:p>
          </table:table-cell>
          <table:table-cell table:style-name="Таблица3.D2" office:value-type="string">
            <text:p text:style-name="P18"><text:span text:style-name="T15">Error</text:span><text:span text:style-name="T18">: Вы ввели пустую строку.</text:span></text:p>
          </table:table-cell>
        </table:table-row>
        <table:table-row table:style-name="Таблица3.1">
          <table:table-cell table:style-name="Таблица3.A2" office:value-type="string">
            <text:p text:style-name="P51">5</text:p>
          </table:table-cell>
          <table:table-cell table:style-name="Таблица3.A2" office:value-type="string">
            <text:p text:style-name="P59">Некорректное поле от пользователя при удалении.</text:p>
          </table:table-cell>
          <table:table-cell table:style-name="Таблица3.A2" office:value-type="string">
            <text:p text:style-name="P50">—</text:p>
          </table:table-cell>
          <table:table-cell table:style-name="Таблица3.D2" office:value-type="string">
            <text:p text:style-name="P20">Поле не существует.</text:p>
          </table:table-cell>
        </table:table-row>
        <table:table-row table:style-name="Таблица3.1">
          <table:table-cell table:style-name="Таблица3.A2" office:value-type="string">
            <text:p text:style-name="P51">6</text:p>
          </table:table-cell>
          <table:table-cell table:style-name="Таблица3.A2" office:value-type="string">
            <text:p text:style-name="P59">Длинное название страны.</text:p>
          </table:table-cell>
          <table:table-cell table:style-name="Таблица3.A2" office:value-type="string">
            <text:p text:style-name="P60">ChinaChinaChinaChinaChinaChinaChinaChinaChinaChinaChinaChinaChinaChina</text:p>
          </table:table-cell>
          <table:table-cell table:style-name="Таблица3.D2" office:value-type="string">
            <text:p text:style-name="P21">Слишком длинное название страны.</text:p>
          </table:table-cell>
        </table:table-row>
        <table:table-row table:style-name="Таблица3.1">
          <table:table-cell table:style-name="Таблица3.A2" office:value-type="string">
            <text:p text:style-name="P51">7</text:p>
          </table:table-cell>
          <table:table-cell table:style-name="Таблица3.A2" office:value-type="string">
            <text:p text:style-name="P59">Длинное название материка.</text:p>
          </table:table-cell>
          <table:table-cell table:style-name="Таблица3.A2" office:value-type="string">
            <text:p text:style-name="P60">AsiaAsiaAsiaAsiaAsiaAsiaAsiaAsiaAsiaAsiaAsiaAsiaAsiaAsiaAsiaAsiaAsiaAsia</text:p>
          </table:table-cell>
          <table:table-cell table:style-name="Таблица3.D2" office:value-type="string">
            <text:p text:style-name="P104">Слишком длинное название материка.</text:p>
          </table:table-cell>
        </table:table-row>
        <table:table-row table:style-name="Таблица3.1">
          <table:table-cell table:style-name="Таблица3.A2" office:value-type="string">
            <text:p text:style-name="P51">8</text:p>
          </table:table-cell>
          <table:table-cell table:style-name="Таблица3.A2" office:value-type="string">
            <text:p text:style-name="P59">Длинное значение поля вакцинация.</text:p>
          </table:table-cell>
          <table:table-cell table:style-name="Таблица3.A2" office:value-type="string">
            <text:p text:style-name="P60">Nonono</text:p>
          </table:table-cell>
          <table:table-cell table:style-name="Таблица3.D2" office:value-type="string">
            <text:p text:style-name="P105">Слишком длинное значение поля вакцинация.</text:p>
          </table:table-cell>
        </table:table-row>
        <table:table-row table:style-name="Таблица3.1">
          <table:table-cell table:style-name="Таблица3.A2" office:value-type="string">
            <text:p text:style-name="P51">9</text:p>
          </table:table-cell>
          <table:table-cell table:style-name="Таблица3.A2" office:value-type="string">
            <text:p text:style-name="P61">Запись в конец файла.</text:p>
          </table:table-cell>
          <table:table-cell table:style-name="Таблица3.A2" office:value-type="string">
            <text:p text:style-name="P54">China 1500 Beijing Asia Yes sport alpine_ski 10000</text:p>
          </table:table-cell>
          <table:table-cell table:style-name="Таблица3.D2" office:value-type="string">
            <text:p text:style-name="P105">Файл и таблица с дополненными записями.</text:p>
          </table:table-cell>
        </table:table-row>
        <table:table-row table:style-name="Таблица3.1">
          <table:table-cell table:style-name="Таблица3.A2" office:value-type="string">
            <text:p text:style-name="P51">10</text:p>
          </table:table-cell>
          <table:table-cell table:style-name="Таблица3.A2" office:value-type="string">
            <text:p text:style-name="P62">Удаление записи по полю и значению.</text:p>
          </table:table-cell>
          <table:table-cell table:style-name="Таблица3.A2" office:value-type="string">
            <text:p text:style-name="P63">continent Asia</text:p>
          </table:table-cell>
          <table:table-cell table:style-name="Таблица3.D2" office:value-type="string">
            <text:p text:style-name="P105">Файл и таблица с удаленными записями.</text:p>
          </table:table-cell>
        </table:table-row>
        <table:table-row table:style-name="Таблица3.1">
          <table:table-cell table:style-name="Таблица3.A2" office:value-type="string">
            <text:p text:style-name="P51">11</text:p>
          </table:table-cell>
          <table:table-cell table:style-name="Таблица3.A2" office:value-type="string">
            <text:p text:style-name="P61">Сортировка таблицы выбором.</text:p>
          </table:table-cell>
          <table:table-cell table:style-name="Таблица3.A2" office:value-type="string">
            <text:p text:style-name="P49">-</text:p>
          </table:table-cell>
          <table:table-cell table:style-name="Таблица3.D2" office:value-type="string">
            <text:p text:style-name="P105">Упорядоченная таблица.</text:p>
          </table:table-cell>
        </table:table-row>
        <table:table-row table:style-name="Таблица3.1">
          <table:table-cell table:style-name="Таблица3.A2" office:value-type="string">
            <text:p text:style-name="P51">12</text:p>
          </table:table-cell>
          <table:table-cell table:style-name="Таблица3.A2" office:value-type="string">
            <text:p text:style-name="P61">Сортировка таблицы qsort.</text:p>
          </table:table-cell>
          <table:table-cell table:style-name="Таблица3.A2" office:value-type="string">
            <text:p text:style-name="P56">-</text:p>
          </table:table-cell>
          <table:table-cell table:style-name="Таблица3.D2" office:value-type="string">
            <text:p text:style-name="P105">Упорядоченная таблица</text:p>
          </table:table-cell>
        </table:table-row>
        <table:table-row table:style-name="Таблица3.1">
          <table:table-cell table:style-name="Таблица3.A2" office:value-type="string">
            <text:p text:style-name="P51">13</text:p>
          </table:table-cell>
          <table:table-cell table:style-name="Таблица3.A2" office:value-type="string">
            <text:p text:style-name="P61">Сортировка массива ключей <text:soft-page-break/>выбором.</text:p>
          </table:table-cell>
          <table:table-cell table:style-name="Таблица3.A2" office:value-type="string">
            <text:p text:style-name="P49">-</text:p>
          </table:table-cell>
          <table:table-cell table:style-name="Таблица3.D2" office:value-type="string">
            <text:p text:style-name="P61">Упорядоченный <text:soft-page-break/>массив ключей</text:p>
          </table:table-cell>
        </table:table-row>
        <table:table-row table:style-name="Таблица3.1">
          <table:table-cell table:style-name="Таблица3.A2" office:value-type="string">
            <text:p text:style-name="P51">14</text:p>
          </table:table-cell>
          <table:table-cell table:style-name="Таблица3.A2" office:value-type="string">
            <text:p text:style-name="P61">Сортировка массива ключей qsort.</text:p>
          </table:table-cell>
          <table:table-cell table:style-name="Таблица3.A2" office:value-type="string">
            <text:p text:style-name="P56">-</text:p>
          </table:table-cell>
          <table:table-cell table:style-name="Таблица3.D2" office:value-type="string">
            <text:p text:style-name="P61">Упорядоченный массив ключей</text:p>
          </table:table-cell>
        </table:table-row>
        <table:table-row table:style-name="Таблица3.1">
          <table:table-cell table:style-name="Таблица3.A2" office:value-type="string">
            <text:p text:style-name="P57">15</text:p>
          </table:table-cell>
          <table:table-cell table:style-name="Таблица3.A2" office:value-type="string">
            <text:p text:style-name="P61">Печать стран, на материках которых можно заниматься данным видом спорта.</text:p>
          </table:table-cell>
          <table:table-cell table:style-name="Таблица3.A2" office:value-type="string">
            <text:p text:style-name="P63">Asia surfing</text:p>
          </table:table-cell>
          <table:table-cell table:style-name="Таблица3.D2" office:value-type="string">
            <text:p text:style-name="P61">Список стран</text:p>
          </table:table-cell>
        </table:table-row>
        <table:table-row table:style-name="Таблица3.1">
          <table:table-cell table:style-name="Таблица3.A2" office:value-type="string">
            <text:p text:style-name="P57">16</text:p>
          </table:table-cell>
          <table:table-cell table:style-name="Таблица3.A2" office:value-type="string">
            <text:p text:style-name="P61">Вывод таблицы на экран.</text:p>
          </table:table-cell>
          <table:table-cell table:style-name="Таблица3.A2" office:value-type="string">
            <text:p text:style-name="P56">-</text:p>
          </table:table-cell>
          <table:table-cell table:style-name="Таблица3.D2" office:value-type="string">
            <text:p text:style-name="P61">Таблица.</text:p>
          </table:table-cell>
        </table:table-row>
        <table:table-row table:style-name="Таблица3.1">
          <table:table-cell table:style-name="Таблица3.A2" office:value-type="string">
            <text:p text:style-name="P57">17</text:p>
          </table:table-cell>
          <table:table-cell table:style-name="Таблица3.A2" office:value-type="string">
            <text:p text:style-name="P61">Вывод упорядоченной таблицы по ключам.</text:p>
          </table:table-cell>
          <table:table-cell table:style-name="Таблица3.A2" office:value-type="string">
            <text:p text:style-name="P56">-</text:p>
          </table:table-cell>
          <table:table-cell table:style-name="Таблица3.D2" office:value-type="string">
            <text:p text:style-name="P61">Упорядоченная таблица.</text:p>
          </table:table-cell>
        </table:table-row>
      </table:table>
      <text:p text:style-name="Standard"/>
      <text:h text:style-name="P40" text:outline-level="2">Сравнение скорости работы и объема данных</text:h>
      <text:p text:style-name="P92">Для сравнения скорости работы алгоритмов сортировки на таблице исходных данных и таблице ключей, было проведено 100 000 запусков <text:span text:style-name="T39">файлов, состоящих из различного количества записей, </text:span>для каждого из случаев (сортировка выбором исходной таблицы, ускоренная сортировки исходной таблицы, сортировка выбором таблицы ключей, ускоренная сортировка таблицы ключей). Затем данные были усреднены и получены следующие результаты:</text:p>
      <table:table table:name="Таблица4" table:style-name="Таблица4">
        <table:table-column table:style-name="Таблица4.A" table:number-columns-repeated="5"/>
        <table:table-row table:style-name="TableLine94103315564640">
          <table:table-cell table:style-name="Таблица4.A1" office:value-type="string">
            <text:p text:style-name="P65"/>
          </table:table-cell>
          <table:table-cell table:style-name="Таблица4.A1" table:number-columns-spanned="2" office:value-type="string">
            <text:p text:style-name="P64">Таблица</text:p>
          </table:table-cell>
          <table:covered-table-cell/>
          <table:table-cell table:style-name="Таблица4.D1" table:number-columns-spanned="2" office:value-type="string">
            <text:p text:style-name="P64">Массив ключей</text:p>
          </table:table-cell>
          <table:covered-table-cell/>
        </table:table-row>
        <table:table-row table:style-name="TableLine94103315587040">
          <table:table-cell table:style-name="Таблица4.A2" office:value-type="string">
            <text:p text:style-name="P64">Количество записей</text:p>
          </table:table-cell>
          <table:table-cell table:style-name="Таблица4.A2" office:value-type="string">
            <text:p text:style-name="P64">Сортировка выбором (мкс)</text:p>
          </table:table-cell>
          <table:table-cell table:style-name="Таблица4.A2" office:value-type="string">
            <text:p text:style-name="P64">qsort (мкс)</text:p>
          </table:table-cell>
          <table:table-cell table:style-name="Таблица4.A2" office:value-type="string">
            <text:p text:style-name="P64">Сортировка выбором (мкс)</text:p>
          </table:table-cell>
          <table:table-cell table:style-name="Таблица4.E2" office:value-type="string">
            <text:p text:style-name="P64">qsort (мкс)</text:p>
          </table:table-cell>
        </table:table-row>
        <table:table-row table:style-name="TableLine94103315588768">
          <table:table-cell table:style-name="Таблица4.A2" office:value-type="string">
            <text:p text:style-name="P64">60</text:p>
          </table:table-cell>
          <table:table-cell table:style-name="Таблица4.A2" office:value-type="string">
            <text:p text:style-name="P64">1<text:span text:style-name="T31">6</text:span>.52</text:p>
          </table:table-cell>
          <table:table-cell table:style-name="Таблица4.A2" office:value-type="string">
            <text:p text:style-name="P64">2.<text:span text:style-name="T31">6</text:span>8</text:p>
          </table:table-cell>
          <table:table-cell table:style-name="Таблица4.A2" office:value-type="string">
            <text:p text:style-name="P64">13.34</text:p>
          </table:table-cell>
          <table:table-cell table:style-name="Таблица4.E2" office:value-type="string">
            <text:p text:style-name="P64">2.26</text:p>
          </table:table-cell>
        </table:table-row>
        <table:table-row table:style-name="TableLine94103315589744">
          <table:table-cell table:style-name="Таблица4.A2" office:value-type="string">
            <text:p text:style-name="P64">90</text:p>
          </table:table-cell>
          <table:table-cell table:style-name="Таблица4.A2" office:value-type="string">
            <text:p text:style-name="P64">3<text:span text:style-name="T31">2</text:span>.76</text:p>
          </table:table-cell>
          <table:table-cell table:style-name="Таблица4.A2" office:value-type="string">
            <text:p text:style-name="P66">3.66</text:p>
          </table:table-cell>
          <table:table-cell table:style-name="Таблица4.A2" office:value-type="string">
            <text:p text:style-name="P64">29.03</text:p>
          </table:table-cell>
          <table:table-cell table:style-name="Таблица4.E2" office:value-type="string">
            <text:p text:style-name="P64">3.29</text:p>
          </table:table-cell>
        </table:table-row>
        <table:table-row table:style-name="TableLine94103315590848">
          <table:table-cell table:style-name="Таблица4.A2" office:value-type="string">
            <text:p text:style-name="P64">120</text:p>
          </table:table-cell>
          <table:table-cell table:style-name="Таблица4.A2" office:value-type="string">
            <text:p text:style-name="P64">60.<text:span text:style-name="T31">97</text:span></text:p>
          </table:table-cell>
          <table:table-cell table:style-name="Таблица4.A2" office:value-type="string">
            <text:p text:style-name="P66">5.28</text:p>
          </table:table-cell>
          <table:table-cell table:style-name="Таблица4.A2" office:value-type="string">
            <text:p text:style-name="P64">55.7</text:p>
          </table:table-cell>
          <table:table-cell table:style-name="Таблица4.E2" office:value-type="string">
            <text:p text:style-name="P64">4.76</text:p>
          </table:table-cell>
        </table:table-row>
        <table:table-row table:style-name="TableLine94103315592144">
          <table:table-cell table:style-name="Таблица4.A2" office:value-type="string">
            <text:p text:style-name="P64">150</text:p>
          </table:table-cell>
          <table:table-cell table:style-name="Таблица4.A2" office:value-type="string">
            <text:p text:style-name="P64">94.4</text:p>
          </table:table-cell>
          <table:table-cell table:style-name="Таблица4.A2" office:value-type="string">
            <text:p text:style-name="P64">7.06</text:p>
          </table:table-cell>
          <table:table-cell table:style-name="Таблица4.A2" office:value-type="string">
            <text:p text:style-name="P64">86.61</text:p>
          </table:table-cell>
          <table:table-cell table:style-name="Таблица4.E2" office:value-type="string">
            <text:p text:style-name="P64">6.43</text:p>
          </table:table-cell>
        </table:table-row>
        <table:table-row table:style-name="TableLine94103315593312">
          <table:table-cell table:style-name="Таблица4.A2" office:value-type="string">
            <text:p text:style-name="P64">300</text:p>
          </table:table-cell>
          <table:table-cell table:style-name="Таблица4.A2" office:value-type="string">
            <text:p text:style-name="P64">3<text:span text:style-name="T31">65</text:span>.32</text:p>
          </table:table-cell>
          <table:table-cell table:style-name="Таблица4.A2" office:value-type="string">
            <text:p text:style-name="P64">14.<text:span text:style-name="T31">4</text:span>8</text:p>
          </table:table-cell>
          <table:table-cell table:style-name="Таблица4.A2" office:value-type="string">
            <text:p text:style-name="P64">345.47</text:p>
          </table:table-cell>
          <table:table-cell table:style-name="Таблица4.E2" office:value-type="string">
            <text:p text:style-name="P64">13.53</text:p>
          </table:table-cell>
        </table:table-row>
      </table:table>
      <text:p text:style-name="Table">Таблица <text:sequence text:ref-name="refTable0" text:name="Table" text:formula="ooow:Table+1" style:num-format="1">1</text:sequence>.Сравнение скорости работы алгоритмов для таблицы и массива ключей.</text:p>
      <text:p text:style-name="P93">Для сравнения затрат памяти при использовании всех вариантов, были измерены объемы каждой структуры данных при различных количествах записей.</text:p>
      <table:table table:name="Таблица5" table:style-name="Таблица5">
        <table:table-column table:style-name="Таблица5.A" table:number-columns-repeated="3"/>
        <text:soft-page-break/>
        <table:table-row table:style-name="TableLine94103315599312">
          <table:table-cell table:style-name="Таблица5.A1" office:value-type="string">
            <text:p text:style-name="P66">Количество записей</text:p>
          </table:table-cell>
          <table:table-cell table:style-name="Таблица5.A1" office:value-type="string">
            <text:p text:style-name="P72">Размер исходной таблицы, байт</text:p>
          </table:table-cell>
          <table:table-cell table:style-name="Таблица5.C1" office:value-type="string">
            <text:p text:style-name="P70"><text:span text:style-name="T38">Размер таблицы ключей, бай</text:span><text:span text:style-name="T36">т</text:span></text:p>
          </table:table-cell>
        </table:table-row>
        <table:table-row table:style-name="TableLine94103315614384">
          <table:table-cell table:style-name="Таблица5.A2" office:value-type="string">
            <text:p text:style-name="P66">60</text:p>
          </table:table-cell>
          <table:table-cell table:style-name="Таблица5.A2" office:value-type="string">
            <text:p text:style-name="P66">14400</text:p>
          </table:table-cell>
          <table:table-cell table:style-name="Таблица5.C2" office:value-type="string">
            <text:p text:style-name="P66">4320</text:p>
          </table:table-cell>
        </table:table-row>
        <table:table-row table:style-name="TableLine94103315615392">
          <table:table-cell table:style-name="Таблица5.A2" office:value-type="string">
            <text:p text:style-name="P66">90</text:p>
          </table:table-cell>
          <table:table-cell table:style-name="Таблица5.A2" office:value-type="string">
            <text:p text:style-name="P66">21600</text:p>
          </table:table-cell>
          <table:table-cell table:style-name="Таблица5.C2" office:value-type="string">
            <text:p text:style-name="P66">6480</text:p>
          </table:table-cell>
        </table:table-row>
        <table:table-row table:style-name="TableLine94103315616192">
          <table:table-cell table:style-name="Таблица5.A2" office:value-type="string">
            <text:p text:style-name="P66">120</text:p>
          </table:table-cell>
          <table:table-cell table:style-name="Таблица5.A2" office:value-type="string">
            <text:p text:style-name="P66">28800</text:p>
          </table:table-cell>
          <table:table-cell table:style-name="Таблица5.C2" office:value-type="string">
            <text:p text:style-name="P66">8640</text:p>
          </table:table-cell>
        </table:table-row>
        <table:table-row table:style-name="TableLine94103315617040">
          <table:table-cell table:style-name="Таблица5.A2" office:value-type="string">
            <text:p text:style-name="P66">150</text:p>
          </table:table-cell>
          <table:table-cell table:style-name="Таблица5.A2" office:value-type="string">
            <text:p text:style-name="P66">36000</text:p>
          </table:table-cell>
          <table:table-cell table:style-name="Таблица5.C2" office:value-type="string">
            <text:p text:style-name="P66">10800</text:p>
          </table:table-cell>
        </table:table-row>
        <table:table-row table:style-name="TableLine94103315618080">
          <table:table-cell table:style-name="Таблица5.A2" office:value-type="string">
            <text:p text:style-name="P66">300</text:p>
          </table:table-cell>
          <table:table-cell table:style-name="Таблица5.A2" office:value-type="string">
            <text:p text:style-name="P66">72000</text:p>
          </table:table-cell>
          <table:table-cell table:style-name="Таблица5.C2" office:value-type="string">
            <text:p text:style-name="P66">21600</text:p>
          </table:table-cell>
        </table:table-row>
      </table:table>
      <text:p text:style-name="Table">Таблица <text:sequence text:ref-name="refTable1" text:name="Table" text:formula="ooow:Table+1" style:num-format="1">2</text:sequence>.Сравнение объема данных для таблицы и массива ключей.</text:p>
      <text:h text:style-name="P40" text:outline-level="2"/>
      <table:table table:name="Таблица6" table:style-name="Таблица6">
        <table:table-column table:style-name="Таблица6.A" table:number-columns-repeated="3"/>
        <table:table-column table:style-name="Таблица6.D"/>
        <table:table-row table:style-name="TableLine94103315620992">
          <table:table-cell table:style-name="Таблица6.A1" office:value-type="string">
            <text:p text:style-name="P66">Количество записей</text:p>
          </table:table-cell>
          <table:table-cell table:style-name="Таблица6.A1" office:value-type="string">
            <text:p text:style-name="P66">Преимущество сортировки массива ключей <text:s/>методом «выбора» по сравнению с таблицей, %</text:p>
          </table:table-cell>
          <table:table-cell table:style-name="Таблица6.A1" office:value-type="string">
            <text:p text:style-name="P66">Преимущество сортировки массива ключей функцией qsort по сравнению с таблицей, %</text:p>
          </table:table-cell>
          <table:table-cell table:style-name="Таблица6.D1" office:value-type="string">
            <text:p text:style-name="P70"><text:span text:style-name="T37">Дополнительные затраты </text:span><text:span text:style-name="T35">памяти при использовании сортировки </text:span><text:span text:style-name="T34">таблицы</text:span><text:span text:style-name="T35"> ключей, %</text:span></text:p>
          </table:table-cell>
        </table:table-row>
        <table:table-row table:style-name="TableLine94103315639872">
          <table:table-cell table:style-name="Таблица6.A2" office:value-type="string">
            <text:p text:style-name="P66">60</text:p>
          </table:table-cell>
          <table:table-cell table:style-name="Таблица6.A2" office:value-type="string">
            <text:p text:style-name="P66">24</text:p>
          </table:table-cell>
          <table:table-cell table:style-name="Таблица6.A2" office:value-type="string">
            <text:p text:style-name="P66">19</text:p>
          </table:table-cell>
          <table:table-cell table:style-name="Таблица6.D2" office:value-type="string">
            <text:p text:style-name="P71">30</text:p>
          </table:table-cell>
        </table:table-row>
        <table:table-row table:style-name="TableLine94103315641232">
          <table:table-cell table:style-name="Таблица6.A2" office:value-type="string">
            <text:p text:style-name="P66">90</text:p>
          </table:table-cell>
          <table:table-cell table:style-name="Таблица6.A2" office:value-type="string">
            <text:p text:style-name="P66">13</text:p>
          </table:table-cell>
          <table:table-cell table:style-name="Таблица6.A2" office:value-type="string">
            <text:p text:style-name="P66">11</text:p>
          </table:table-cell>
          <table:table-cell table:style-name="Таблица6.D2" office:value-type="string">
            <text:p text:style-name="P66"><text:span text:style-name="T33">3</text:span>0</text:p>
          </table:table-cell>
        </table:table-row>
        <table:table-row table:style-name="TableLine94103315642144">
          <table:table-cell table:style-name="Таблица6.A2" office:value-type="string">
            <text:p text:style-name="P66">120</text:p>
          </table:table-cell>
          <table:table-cell table:style-name="Таблица6.A2" office:value-type="string">
            <text:p text:style-name="P66">10</text:p>
          </table:table-cell>
          <table:table-cell table:style-name="Таблица6.A2" office:value-type="string">
            <text:p text:style-name="P66">11</text:p>
          </table:table-cell>
          <table:table-cell table:style-name="Таблица6.D2" office:value-type="string">
            <text:p text:style-name="P66"><text:span text:style-name="T33">3</text:span>0</text:p>
          </table:table-cell>
        </table:table-row>
        <table:table-row table:style-name="TableLine94103315643104">
          <table:table-cell table:style-name="Таблица6.A2" office:value-type="string">
            <text:p text:style-name="P66">150</text:p>
          </table:table-cell>
          <table:table-cell table:style-name="Таблица6.A2" office:value-type="string">
            <text:p text:style-name="P66">9</text:p>
          </table:table-cell>
          <table:table-cell table:style-name="Таблица6.A2" office:value-type="string">
            <text:p text:style-name="P66">10</text:p>
          </table:table-cell>
          <table:table-cell table:style-name="Таблица6.D2" office:value-type="string">
            <text:p text:style-name="P66"><text:span text:style-name="T33">3</text:span>0</text:p>
          </table:table-cell>
        </table:table-row>
        <table:table-row table:style-name="TableLine94103315644256">
          <table:table-cell table:style-name="Таблица6.A2" office:value-type="string">
            <text:p text:style-name="P66">300</text:p>
          </table:table-cell>
          <table:table-cell table:style-name="Таблица6.A2" office:value-type="string">
            <text:p text:style-name="P66">6</text:p>
          </table:table-cell>
          <table:table-cell table:style-name="Таблица6.A2" office:value-type="string">
            <text:p text:style-name="P66">7</text:p>
          </table:table-cell>
          <table:table-cell table:style-name="Таблица6.D2" office:value-type="string">
            <text:p text:style-name="P66"><text:span text:style-name="T33">3</text:span>0</text:p>
          </table:table-cell>
        </table:table-row>
      </table:table>
      <text:p text:style-name="Table">Таблица <text:sequence text:ref-name="refTable2" text:name="Table" text:formula="ooow:Table+1" style:num-format="1">3</text:sequence>.Численное сравнение сортировки таблицы и массива ключей.</text:p>
      <text:p text:style-name="P48">Таким образом, можно отчетливо заметить, что использование метода сортировки массива ключей с целью упорядочивания таблицы имеет весомый смысл даже не смотря на то, что необходимо задействовать дополнительную память.</text:p>
      <text:h text:style-name="P38" text:outline-level="2"><text:bookmark-start text:name="__RefHeading___Toc4264_3479105423"/>Выводы<text:bookmark-end text:name="__RefHeading___Toc4264_3479105423"/></text:h>
      <text:p text:style-name="P43">Проделав данную лабораторную работу, я <text:span text:style-name="T31">понял, что в ситуациях, когда необходимо работать с большим набором емких данных, значительно выгоднее использовать дополнительную структуру данных, хранящую одно из ключевых полей основной структуры и это поможет сэкономить как и оперативную память, так и время на обработку всего набора данных.</text:span></text:p>
      <text:h text:style-name="P33" text:outline-level="1"><text:bookmark-start text:name="__RefHeading___Toc4266_3479105423"/>Контрольные вопросы<text:bookmark-end text:name="__RefHeading___Toc4266_3479105423"/></text:h>
      <text:list xml:id="list4120387894" text:style-name="L10">
        <text:list-item>
          <text:p text:style-name="P106">Как <text:span text:style-name="T31">выделяется память под вариантную часть записи?</text:span></text:p>
          <text:p text:style-name="P87"><text:soft-page-break/><text:span text:style-name="T13">П</text:span><text:span text:style-name="T12">од вариантную часть записи память выделяется по принципу максимально объемного поля. Оно и будет определять размер всей вариантной части.</text:span></text:p>
        </text:list-item>
        <text:list-item>
          <text:p text:style-name="P107">Что будет, если в вариантную часть ввести данные, не соответствующие описанным?</text:p>
        </text:list-item>
      </text:list>
      <text:p text:style-name="P44"><text:span text:style-name="T12"><text:tab/></text:span><text:span text:style-name="T14">В стандарте говорится, что в процессе компиляции типы данных вариантной части <text:tab/>не определяются, в связи с чем поведение считается неопределенным.</text:span></text:p>
      <text:list xml:id="list111943750704964" text:continue-numbering="true" text:style-name="L10">
        <text:list-item>
          <text:p text:style-name="P107">Кто должен <text:span text:style-name="T32">следить за правильностью выполнения операций с вариантной частью записи?</text:span></text:p>
        </text:list-item>
      </text:list>
      <text:p text:style-name="P42"><text:tab/><text:span text:style-name="T32">Ответственность возлагается на программиста.</text:span></text:p>
      <text:list xml:id="list111944120083715" text:continue-numbering="true" text:style-name="L10">
        <text:list-item>
          <text:p text:style-name="P108">Что представляет собой таблица ключей, зачем она нужна?</text:p>
          <text:p text:style-name="P88">Таблица ключей — структура данных, хранящая в себе индекс элемента в исходной таблице и выбранный ключ. Необходима она для обработки таблиц, состоящих из большого набора данных, когда на перестановку ее элементов уходит много временных ресурсов.</text:p>
        </text:list-item>
        <text:list-item>
          <text:p text:style-name="P108">В каких случаях эффективнее обрабатывать данные самой таблицы, а когда — использовать таблицу ключей?</text:p>
          <text:p text:style-name="P88">В случае, если необходимо обрабатывать большой набор данных, имеет смысл использовать таблицу ключей. Хотя она и требует дополнительного использования памяти, тем не менее скорость обработки данных возрастет. При обработке малого набора данных имеет смысл обрабатывать данные самой таблицы.</text:p>
        </text:list-item>
        <text:list-item>
          <text:p text:style-name="P89">Какие способы сортировки предпочтительнее для обработки таблиц и почему?</text:p>
          <text:p text:style-name="P90">Для обработки таблиц стоит использовать те алгоритмы, которые требуют наименьшее количество перестановок в связи с тем, что именно на перестановки затрачивается большая часть ресурсов.</text:p>
          <text:p text:style-name="P91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Times New Roman1" svg:font-family="'Times New Roman'" style:font-adornments="Обычный" style:font-family-generic="roman"/>
    <style:font-face style:name="Times new roman" svg:font-family="'Times new roman'" style:font-family-generic="roman"/>
    <style:font-face style:name="Lucida Sans1" svg:font-family="'Lucida Sans'" style:font-family-generic="swiss"/>
    <style:font-face style:name="Liberation Mono2" svg:font-family="'Liberation Mono'" style:font-family-generic="modern" style:font-pitch="fixed"/>
    <style:font-face style:name="Liberation Mono1" svg:font-family="'Liberation Mono'" style:font-adornments="Жирный" style:font-family-generic="modern" style:font-pitch="fixed"/>
    <style:font-face style:name="Liberation Mono" svg:font-family="'Liberation Mono'" style:font-adornments="Обычный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margin-top="0cm" fo:margin-bottom="0.353cm" loext:contextual-spacing="false" fo:line-height="115%" fo:text-align="justify" style:justify-single-word="false" fo:orphans="2" fo:widows="2" style:page-number="auto" style:writing-mode="lr-tb"/>
      <style:text-properties style:font-name="Times New Roman1" fo:font-family="'Times New Roman'" style:font-style-name="Обычный" style:font-family-generic="roman" fo:font-size="12pt" fo:language="ru" fo:country="RU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 style:master-page-name="">
      <style:paragraph-properties fo:margin-top="0.529cm" fo:margin-bottom="0.071cm" loext:contextual-spacing="false" fo:text-align="center" style:justify-single-word="false" style:page-number="auto"/>
      <style:text-properties fo:font-variant="small-caps" style:font-name="Times New Roman1" fo:font-family="'Times New Roman'" style:font-style-name="Обычный" style:font-family-generic="roman" fo:font-size="18pt" fo:letter-spacing="0.009cm" fo:language="en" fo:country="US" fo:font-weight="bold" style:font-size-asian="16pt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141cm" loext:contextual-spacing="false" fo:text-align="start" style:justify-single-word="false"/>
      <style:text-properties fo:font-variant="small-caps" fo:font-size="14pt" fo:letter-spacing="0.009cm" fo:font-weight="bold" style:font-size-asian="14pt" style:font-size-complex="14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cm" fo:margin-bottom="0cm" loext:contextual-spacing="false" fo:text-align="start" style:justify-single-word="false"/>
      <style:text-properties fo:font-variant="small-caps" fo:font-size="12pt" fo:letter-spacing="0.009cm" style:font-size-asian="12pt" style:font-size-complex="12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cm" loext:contextual-spacing="false" fo:text-align="start" style:justify-single-word="false"/>
      <style:text-properties fo:font-variant="small-caps" fo:font-size="11pt" fo:letter-spacing="0.018cm" style:font-size-asian="11pt" style:font-size-complex="11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53cm" fo:margin-bottom="0cm" loext:contextual-spacing="false" fo:text-align="start" style:justify-single-word="false"/>
      <style:text-properties fo:font-variant="small-caps" fo:color="#b85a22" fo:font-size="11pt" fo:letter-spacing="0.018cm" style:font-size-asian="11pt" style:font-size-complex="13pt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cm" fo:margin-bottom="0cm" loext:contextual-spacing="false" fo:text-align="start" style:justify-single-word="false"/>
      <style:text-properties fo:font-variant="small-caps" fo:color="#dd8047" fo:font-size="11pt" fo:letter-spacing="0.009cm" style:font-size-asian="11pt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cm" fo:margin-bottom="0cm" loext:contextual-spacing="false" fo:text-align="start" style:justify-single-word="false"/>
      <style:text-properties fo:font-variant="small-caps" fo:color="#dd8047" fo:letter-spacing="0.018cm" fo:font-weight="bold" style:font-weight-asian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cm" fo:margin-bottom="0cm" loext:contextual-spacing="false" fo:text-align="start" style:justify-single-word="false"/>
      <style:text-properties fo:font-variant="small-caps" fo:color="#b85a22" fo:font-style="italic" fo:font-weight="bold" style:font-style-asian="italic" style:font-weight-asian="bold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cm" fo:margin-bottom="0cm" loext:contextual-spacing="false" fo:text-align="start" style:justify-single-word="false"/>
      <style:text-properties fo:font-variant="small-caps" fo:color="#7a3c16" fo:font-style="italic" fo:font-weight="bold" style:font-style-asian="italic" style:font-weight-asian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  <style:text-properties style:font-name="Times New Roman2" fo:font-family="'Times New Roman'" style:font-style-name="Полужирный" style:font-family-generic="roman" style:font-pitch="variable" fo:font-weight="bold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justify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language="ru" fo:country="RU" style:font-name-asian="Times New Roman3" style:font-family-asian="'Times New Roman'" style:font-family-generic-asian="system" style:font-pitch-asian="variable" style:language-asian="ru" style:country-asian="RU" style:font-name-complex="Courier New1" style:font-family-complex="'Courier New'" style:font-family-generic-complex="system" style:font-pitch-complex="variable"/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Title" style:family="paragraph" style:parent-style-name="Standard" style:default-outline-level="" style:class="chapter">
      <style:paragraph-properties fo:line-height="100%" fo:text-align="end" style:justify-single-word="false" fo:padding-left="0cm" fo:padding-right="0cm" fo:padding-top="0.035cm" fo:padding-bottom="0cm" fo:border-left="none" fo:border-right="none" fo:border-top="1.5pt solid #dd8047" fo:border-bottom="none"/>
      <style:text-properties fo:font-variant="small-caps" fo:font-size="24pt" style:font-size-asian="24pt" style:font-size-complex="24pt"/>
    </style:style>
    <style:style style:name="Subtitle" style:family="paragraph" style:parent-style-name="Standard" style:default-outline-level="" style:class="chapter">
      <style:paragraph-properties fo:margin-top="0cm" fo:margin-bottom="1.27cm" loext:contextual-spacing="false" fo:line-height="100%" fo:text-align="end" style:justify-single-word="false"/>
      <style:text-properties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1pt"/>
    </style:style>
    <style:style style:name="No_20_Spacing" style:display-name="No Spacing" style:family="paragraph" style:parent-style-name="Standard" style:default-outline-level="">
      <style:paragraph-properties fo:margin-top="0cm" fo:margin-bottom="0cm" loext:contextual-spacing="false" fo:line-height="100%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loext:graphic-properties draw:fill="solid" draw:fill-color="#dd8047"/>
      <style:paragraph-properties fo:margin-left="2.54cm" fo:margin-right="2.54cm" fo:margin-top="0.247cm" fo:margin-bottom="0.247cm" loext:contextual-spacing="false" fo:text-indent="0cm" style:auto-text-indent="false" fo:background-color="#dd8047" fo:padding="0.353cm" fo:border="0.99pt solid #b85a22"/>
      <style:text-properties fo:color="#ffffff" fo:font-style="italic" fo:font-weight="bold" style:font-style-asian="italic" style:font-weight-asian="bold"/>
    </style:style>
    <style:style style:name="TOC_20_Heading" style:display-name="TOC Heading" style:family="paragraph" style:parent-style-name="Heading_20_1" style:default-outline-level=""/>
    <style:style style:name="Contents_20_1" style:display-name="Contents 1" style:family="paragraph" style:parent-style-name="Standard" style:auto-update="true" style:default-outline-level="" style:class="index">
      <style:paragraph-properties fo:margin-top="0.635cm" fo:margin-bottom="0.635cm" loext:contextual-spacing="false" fo:text-align="start" style:justify-single-word="false"/>
      <style:text-properties fo:text-transform="uppercase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variant="small-caps" fo:font-size="11pt" fo:font-weight="bold" style:font-size-asian="11pt" style:font-weight-asian="bold" style:font-size-complex="11pt" style:font-weight-complex="bold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variant="small-caps" fo:font-size="11pt" style:font-size-asian="11pt" style:font-size-complex="11pt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Endnote" style:family="paragraph" style:parent-style-name="Standard" style:default-outline-level="" style:class="extra">
      <style:paragraph-properties fo:margin-top="0cm" fo:margin-bottom="0cm" loext:contextual-spacing="false" fo:line-height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style-name="Обычный" style:font-family-generic="modern" style:font-pitch="fixed" fo:font-size="10pt" style:font-name-asian="Liberation Mono2" style:font-family-asian="'Liberation Mono'" style:font-family-generic-asian="modern" style:font-pitch-asian="fixed" style:font-size-asian="10pt" style:font-name-complex="Liberation Mono2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ono" style:family="paragraph" style:parent-style-name="Standard">
      <style:text-properties fo:color="#000000" style:font-name="Liberation Mono1" fo:font-family="'Liberation Mono'" style:font-style-name="Жирный" style:font-family-generic="modern" style:font-pitch="fixed" fo:font-size="10pt" fo:language="en" fo:country="US" fo:font-weight="bold" fo:background-color="transparent" style:font-size-asian="10pt" style:font-size-complex="10pt"/>
    </style:style>
    <style:style style:name="Вопросы" style:family="paragraph" style:parent-style-name="Standard">
      <style:text-properties fo:font-weight="bold" officeooo:rsid="00488846"/>
    </style:style>
    <style:style style:name="Table" style:family="paragraph" style:parent-style-name="Caption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f7b615" style:text-underline-style="solid" style:text-underline-width="auto" style:text-underline-color="font-color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fo:language="ru" fo:country="RU" style:font-name-asian="Times New Roman3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Заголовок_20_1_20_Знак" style:display-name="Заголовок 1 Знак" style:family="text" style:parent-style-name="Default_20_Paragraph_20_Font">
      <style:text-properties fo:font-variant="small-caps" fo:font-size="16pt" fo:letter-spacing="0.009cm" style:font-size-asian="16pt" style:font-size-complex="16pt"/>
    </style:style>
    <style:style style:name="Заголовок_20_2_20_Знак" style:display-name="Заголовок 2 Знак" style:family="text" style:parent-style-name="Default_20_Paragraph_20_Font">
      <style:text-properties fo:font-variant="small-caps" fo:font-size="14pt" fo:letter-spacing="0.009cm" style:font-size-asian="14pt" style:font-size-complex="14pt"/>
    </style:style>
    <style:style style:name="Заголовок_20_3_20_Знак" style:display-name="Заголовок 3 Знак" style:family="text" style:parent-style-name="Default_20_Paragraph_20_Font">
      <style:text-properties fo:font-variant="small-caps" fo:font-size="12pt" fo:letter-spacing="0.009cm" style:font-size-asian="12pt" style:font-size-complex="12pt"/>
    </style:style>
    <style:style style:name="Заголовок_20_4_20_Знак" style:display-name="Заголовок 4 Знак" style:family="text" style:parent-style-name="Default_20_Paragraph_20_Font">
      <style:text-properties fo:font-variant="small-caps" fo:font-size="11pt" fo:letter-spacing="0.018cm" style:font-size-asian="11pt" style:font-size-complex="11pt"/>
    </style:style>
    <style:style style:name="Заголовок_20_5_20_Знак" style:display-name="Заголовок 5 Знак" style:family="text" style:parent-style-name="Default_20_Paragraph_20_Font">
      <style:text-properties fo:font-variant="small-caps" fo:color="#b85a22" fo:font-size="11pt" fo:letter-spacing="0.018cm" style:font-size-asian="11pt" style:font-size-complex="13pt"/>
    </style:style>
    <style:style style:name="Заголовок_20_6_20_Знак" style:display-name="Заголовок 6 Знак" style:family="text" style:parent-style-name="Default_20_Paragraph_20_Font">
      <style:text-properties fo:font-variant="small-caps" fo:color="#dd8047" fo:font-size="11pt" fo:letter-spacing="0.009cm" style:font-size-asian="11pt"/>
    </style:style>
    <style:style style:name="Заголовок_20_7_20_Знак" style:display-name="Заголовок 7 Знак" style:family="text" style:parent-style-name="Default_20_Paragraph_20_Font">
      <style:text-properties fo:font-variant="small-caps" fo:color="#dd8047" fo:letter-spacing="0.018cm" fo:font-weight="bold" style:font-weight-asian="bold"/>
    </style:style>
    <style:style style:name="Заголовок_20_8_20_Знак" style:display-name="Заголовок 8 Знак" style:family="text" style:parent-style-name="Default_20_Paragraph_20_Font">
      <style:text-properties fo:font-variant="small-caps" fo:color="#b85a22" fo:font-style="italic" fo:font-weight="bold" style:font-style-asian="italic" style:font-weight-asian="bold"/>
    </style:style>
    <style:style style:name="Заголовок_20_9_20_Знак" style:display-name="Заголовок 9 Знак" style:family="text" style:parent-style-name="Default_20_Paragraph_20_Font">
      <style:text-properties fo:font-variant="small-caps" fo:color="#7a3c16" fo:font-style="italic" fo:font-weight="bold" style:font-style-asian="italic" style:font-weight-asian="bold"/>
    </style:style>
    <style:style style:name="Заголовок_20_Знак" style:display-name="Заголовок Знак" style:family="text" style:parent-style-name="Default_20_Paragraph_20_Font">
      <style:text-properties fo:font-variant="small-caps" fo:font-size="24pt" style:font-size-asian="24pt" style:font-size-complex="24pt"/>
    </style:style>
    <style:style style:name="Подзаголовок_20_Знак" style:display-name="Подзаголовок Знак" style:family="text" style:parent-style-name="Default_20_Paragraph_20_Font">
      <style:text-properties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1pt"/>
    </style:style>
    <style:style style:name="Strong" style:family="text">
      <style:text-properties fo:color="#dd8047" fo:font-weight="bold" style:font-weight-asian="bold"/>
    </style:style>
    <style:style style:name="Emphasis" style:family="text">
      <style:text-properties fo:letter-spacing="0.018cm" fo:font-style="italic" fo:font-weight="bold" style:font-style-asian="italic" style:font-weight-asian="bold"/>
    </style:style>
    <style:style style:name="Без_20_интервала_20_Знак" style:display-name="Без интервала Знак" style:family="text" style:parent-style-name="Default_20_Paragraph_20_Font"/>
    <style:style style:name="Цитата_20_2_20_Знак" style:display-name="Цитата 2 Знак" style:family="text" style:parent-style-name="Default_20_Paragraph_20_Font">
      <style:text-properties fo:font-style="italic" style:font-style-asian="italic"/>
    </style:style>
    <style:style style:name="Выделенная_20_цитата_20_Знак" style:display-name="Выделенная цитата Знак" style:family="text" style:parent-style-name="Default_20_Paragraph_20_Font">
      <style:text-properties fo:color="#ffffff" fo:font-style="italic" fo:background-color="#dd8047" style:font-style-asian="italic"/>
    </style:style>
    <style:style style:name="Subtle_20_Emphasis" style:display-name="Subtle Emphasis" style:family="text">
      <style:text-properties fo:font-style="italic" style:font-style-asian="italic"/>
    </style:style>
    <style:style style:name="Intense_20_Emphasis" style:display-name="Intense Emphasis" style:family="text">
      <style:text-properties fo:color="#dd8047" fo:letter-spacing="0.018cm" fo:font-style="italic" fo:font-weight="bold" style:font-style-asian="italic" style:font-weight-asian="bold"/>
    </style:style>
    <style:style style:name="Subtle_20_Reference" style:display-name="Subtle Reference" style:family="text">
      <style:text-properties fo:font-weight="bold" style:font-weight-asian="bold"/>
    </style:style>
    <style:style style:name="Intense_20_Reference" style:display-name="Intense Reference" style:family="text">
      <style:text-properties fo:font-variant="small-caps" fo:font-size="11pt" fo:letter-spacing="0.009cm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Book_20_Title" style:display-name="Book Title" style:family="text">
      <style:text-properties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/>
    </style:style>
    <style:style style:name="Текст_20_концевой_20_сноски_20_Знак" style:display-name="Текст концевой сноски Знак" style:family="text" style:parent-style-name="Default_20_Paragraph_20_Fon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page_20_number" style:display-name="page number" style:family="text" style:parent-style-name="Default_20_Paragraph_20_Font"/>
    <style:style style:name="apple-converted-space" style:family="text" style:parent-style-name="Default_20_Paragraph_20_Font"/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span text:style-name="page_20_number"><text:page-number text:select-page="current">12</text:page-number></text:span></text:p>
        <text:p text:style-name="MP1"/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Index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ulia</meta:initial-creator>
    <meta:editing-cycles>78</meta:editing-cycles>
    <meta:print-date>2019-11-26T17:37:00</meta:print-date>
    <meta:creation-date>2018-12-20T06:53:00</meta:creation-date>
    <dc:date>2022-10-04T11:17:41.465492518</dc:date>
    <meta:editing-duration>P1DT18H49M20S</meta:editing-duration>
    <meta:generator>LibreOffice/6.4.7.2$Linux_X86_64 LibreOffice_project/40$Build-2</meta:generator>
    <meta:document-statistic meta:table-count="6" meta:image-count="1" meta:object-count="0" meta:page-count="14" meta:paragraph-count="451" meta:word-count="2101" meta:character-count="15771" meta:non-whitespace-character-count="1394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